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office:scripts/>
  <office:font-face-decls>
    <style:font-face xmlns:style="urn:oasis:names:tc:opendocument:xmlns:style:1.0" xmlns:svg="urn:oasis:names:tc:opendocument:xmlns:svg-compatible:1.0" style:name="Symbol" svg:font-family="Symbol" style:font-charset="x-symbol" style:font-family-generic="roman" style:font-pitch="variable"/>
    <style:font-face xmlns:style="urn:oasis:names:tc:opendocument:xmlns:style:1.0" xmlns:svg="urn:oasis:names:tc:opendocument:xmlns:svg-compatible:1.0" style:name="Times New Roman" svg:font-family="Times New Roman" style:font-family-generic="roman" style:font-pitch="variable"/>
    <style:font-face xmlns:style="urn:oasis:names:tc:opendocument:xmlns:style:1.0" xmlns:svg="urn:oasis:names:tc:opendocument:xmlns:svg-compatible:1.0" style:name="Courier New" svg:font-family="Courier New" style:font-family-generic="modern" style:font-pitch="fixed"/>
    <style:font-face xmlns:style="urn:oasis:names:tc:opendocument:xmlns:style:1.0" xmlns:svg="urn:oasis:names:tc:opendocument:xmlns:svg-compatible:1.0" style:name="Wingdings" svg:font-family="Wingdings" style:font-charset="x-symbol" style:font-family-generic="system" style:font-pitch="variable"/>
    <style:font-face xmlns:style="urn:oasis:names:tc:opendocument:xmlns:style:1.0" xmlns:svg="urn:oasis:names:tc:opendocument:xmlns:svg-compatible:1.0" style:name="Trebuchet MS" svg:font-family="Trebuchet MS" style:font-family-generic="swiss" style:font-pitch="variable"/>
    <style:font-face xmlns:style="urn:oasis:names:tc:opendocument:xmlns:style:1.0" xmlns:svg="urn:oasis:names:tc:opendocument:xmlns:svg-compatible:1.0" style:name="Tahoma" svg:font-family="Tahoma" style:font-family-generic="swiss" style:font-pitch="variable"/>
    <style:font-face xmlns:style="urn:oasis:names:tc:opendocument:xmlns:style:1.0" xmlns:svg="urn:oasis:names:tc:opendocument:xmlns:svg-compatible:1.0" style:name="MS Mincho" svg:font-family="MS Mincho" style:font-family-generic="roman" style:font-pitch="fixed"/>
    <style:font-face xmlns:style="urn:oasis:names:tc:opendocument:xmlns:style:1.0" xmlns:svg="urn:oasis:names:tc:opendocument:xmlns:svg-compatible:1.0" style:name="Cambria" svg:font-family="Cambria" style:font-family-generic="roman" style:font-pitch="variable"/>
    <style:font-face xmlns:style="urn:oasis:names:tc:opendocument:xmlns:style:1.0" xmlns:svg="urn:oasis:names:tc:opendocument:xmlns:svg-compatible:1.0" style:name="Calibri" svg:font-family="Calibri" style:font-family-generic="swiss" style:font-pitch="variable"/>
    <style:font-face xmlns:style="urn:oasis:names:tc:opendocument:xmlns:style:1.0" xmlns:svg="urn:oasis:names:tc:opendocument:xmlns:svg-compatible:1.0" style:name="SimSun" svg:font-family="SimSun" style:font-family-generic="system" style:font-pitch="variable"/>
  </office:font-face-decls>
  <office:automatic-styles>
    <style:style xmlns:style="urn:oasis:names:tc:opendocument:xmlns:style:1.0" style:name="id0x89c6530" style:family="paragraph" style:parent-style-name="HeadingEULA" style:master-page-name="Standard">
      <style:paragraph-properties xmlns:fo="urn:oasis:names:tc:opendocument:xmlns:xsl-fo-compatible:1.0" style:tab-stop-distance="1.27cm" fo:margin-left="0cm" fo:text-indent="0cm" fo:margin-right="0cm" fo:widows="0" fo:orphans="0"/>
    </style:style>
    <style:style xmlns:style="urn:oasis:names:tc:opendocument:xmlns:style:1.0" style:name="id0x8a5d710" style:family="text">
      <style:text-properties xmlns:fo="urn:oasis:names:tc:opendocument:xmlns:xsl-fo-compatible:1.0" style:font-name-asian="SimSun" style:font-size-complex="10pt" fo:font-size="10pt" style:font-size-asian="10pt"/>
    </style:style>
    <style:style xmlns:style="urn:oasis:names:tc:opendocument:xmlns:style:1.0" style:name="id0x8a61a40" style:family="paragraph" style:parent-style-name="HeadingSoftwareTitle">
      <style:paragraph-properties xmlns:fo="urn:oasis:names:tc:opendocument:xmlns:xsl-fo-compatible:1.0" style:tab-stop-distance="1.27cm" fo:margin-left="0cm" fo:text-indent="0cm" fo:margin-right="0cm" fo:widows="0" fo:orphans="0"/>
    </style:style>
    <style:style xmlns:style="urn:oasis:names:tc:opendocument:xmlns:style:1.0" style:name="id0x8a621c0" style:family="text">
      <style:text-properties xmlns:fo="urn:oasis:names:tc:opendocument:xmlns:xsl-fo-compatible:1.0" style:font-name-asian="SimSun" style:font-size-complex="10pt" fo:font-size="10pt" style:font-size-asian="10pt"/>
    </style:style>
    <style:style xmlns:style="urn:oasis:names:tc:opendocument:xmlns:style:1.0" style:name="id0x8a62580" style:family="text">
      <style:text-properties xmlns:fo="urn:oasis:names:tc:opendocument:xmlns:xsl-fo-compatible:1.0" style:font-name-asian="SimSun" style:font-size-complex="10pt" fo:font-size="10pt" style:font-size-asian="10pt"/>
    </style:style>
    <style:style xmlns:style="urn:oasis:names:tc:opendocument:xmlns:style:1.0" style:name="id0x8a67c20" style:family="text">
      <style:text-properties xmlns:fo="urn:oasis:names:tc:opendocument:xmlns:xsl-fo-compatible:1.0" style:font-name-asian="SimSun" fo:color="#FFFFFF" style:font-size-complex="10pt" fo:font-size="10pt" style:font-size-asian="10pt"/>
    </style:style>
    <style:style xmlns:style="urn:oasis:names:tc:opendocument:xmlns:style:1.0" style:name="id0x8a684e0" style:family="paragraph" style:parent-style-name="Preamble">
      <style:paragraph-properties xmlns:fo="urn:oasis:names:tc:opendocument:xmlns:xsl-fo-compatible:1.0" style:tab-stop-distance="1.27cm" fo:margin-left="0cm" fo:text-indent="0cm" fo:margin-right="0cm" fo:widows="0" fo:orphans="0"/>
    </style:style>
    <style:style xmlns:style="urn:oasis:names:tc:opendocument:xmlns:style:1.0" style:name="id0x8d4bae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8d4bd60" style:family="paragraph" style:parent-style-name="Bullet2">
      <style:paragraph-properties xmlns:fo="urn:oasis:names:tc:opendocument:xmlns:xsl-fo-compatible:1.0" style:tab-stop-distance="1.27cm" fo:margin-left="0cm" fo:text-indent="0cm" fo:margin-right="0cm" fo:widows="0" fo:orphans="0">
        <style:tab-stops>
          <style:tab-stop/>
          <style:tab-stop style:type="left" style:position=".635cm"/>
        </style:tab-stops>
      </style:paragraph-properties>
    </style:style>
    <style:style xmlns:style="urn:oasis:names:tc:opendocument:xmlns:style:1.0" style:name="id0x8d4c350" style:family="text">
      <style:text-properties xmlns:fo="urn:oasis:names:tc:opendocument:xmlns:xsl-fo-compatible:1.0" style:font-name-asian="SimSun" style:font-size-complex="10pt" fo:font-size="10pt" style:font-size-asian="10pt"/>
    </style:style>
    <style:style xmlns:style="urn:oasis:names:tc:opendocument:xmlns:style:1.0" style:name="id0x8d4c530" style:family="paragraph" style:parent-style-name="Bullet2">
      <style:paragraph-properties xmlns:fo="urn:oasis:names:tc:opendocument:xmlns:xsl-fo-compatible:1.0" style:tab-stop-distance="1.27cm" fo:margin-left="0cm" fo:text-indent="0cm" fo:margin-right="0cm" fo:widows="0" fo:orphans="0">
        <style:tab-stops>
          <style:tab-stop/>
          <style:tab-stop style:type="left" style:position=".635cm"/>
        </style:tab-stops>
      </style:paragraph-properties>
    </style:style>
    <style:style xmlns:style="urn:oasis:names:tc:opendocument:xmlns:style:1.0" style:name="id0x911d950" style:family="text">
      <style:text-properties xmlns:fo="urn:oasis:names:tc:opendocument:xmlns:xsl-fo-compatible:1.0" style:font-name-asian="SimSun" style:font-size-complex="10pt" fo:font-size="10pt" style:font-size-asian="10pt"/>
    </style:style>
    <style:style xmlns:style="urn:oasis:names:tc:opendocument:xmlns:style:1.0" style:name="id0x911db30" style:family="paragraph" style:parent-style-name="Bullet2">
      <style:paragraph-properties xmlns:fo="urn:oasis:names:tc:opendocument:xmlns:xsl-fo-compatible:1.0" style:tab-stop-distance="1.27cm" fo:margin-left="0cm" fo:text-indent="0cm" fo:margin-right="0cm" fo:widows="0" fo:orphans="0">
        <style:tab-stops>
          <style:tab-stop/>
          <style:tab-stop style:type="left" style:position=".635cm"/>
        </style:tab-stops>
      </style:paragraph-properties>
    </style:style>
    <style:style xmlns:style="urn:oasis:names:tc:opendocument:xmlns:style:1.0" style:name="id0x911def0" style:family="text">
      <style:text-properties xmlns:fo="urn:oasis:names:tc:opendocument:xmlns:xsl-fo-compatible:1.0" style:font-name-asian="SimSun" style:font-size-complex="10pt" fo:font-size="10pt" style:font-size-asian="10pt"/>
    </style:style>
    <style:style xmlns:style="urn:oasis:names:tc:opendocument:xmlns:style:1.0" style:name="id0x911e170" style:family="paragraph" style:parent-style-name="Bullet2">
      <style:paragraph-properties xmlns:fo="urn:oasis:names:tc:opendocument:xmlns:xsl-fo-compatible:1.0" style:tab-stop-distance="1.27cm" fo:margin-left="0cm" fo:text-indent="0cm" fo:margin-right="0cm" fo:widows="0" fo:orphans="0">
        <style:tab-stops>
          <style:tab-stop/>
          <style:tab-stop style:type="left" style:position=".635cm"/>
        </style:tab-stops>
      </style:paragraph-properties>
    </style:style>
    <style:style xmlns:style="urn:oasis:names:tc:opendocument:xmlns:style:1.0" style:name="id0x911e580" style:family="text">
      <style:text-properties xmlns:fo="urn:oasis:names:tc:opendocument:xmlns:xsl-fo-compatible:1.0" style:font-name-asian="SimSun" style:font-size-complex="10pt" fo:font-size="10pt" style:font-size-asian="10pt"/>
    </style:style>
    <style:style xmlns:style="urn:oasis:names:tc:opendocument:xmlns:style:1.0" style:name="id0x911e760" style:family="paragraph" style:parent-style-name="Preamble">
      <style:paragraph-properties xmlns:fo="urn:oasis:names:tc:opendocument:xmlns:xsl-fo-compatible:1.0" style:tab-stop-distance="1.27cm" fo:margin-left="0cm" fo:text-indent="0cm" fo:margin-right="0cm" fo:widows="0" fo:orphans="0"/>
    </style:style>
    <style:style xmlns:style="urn:oasis:names:tc:opendocument:xmlns:style:1.0" style:name="id0x9432ae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432d60" style:family="paragraph" style:parent-style-name="Preamble">
      <style:paragraph-properties xmlns:fo="urn:oasis:names:tc:opendocument:xmlns:xsl-fo-compatible:1.0" style:tab-stop-distance="1.27cm" fo:margin-left="0cm" fo:text-indent="0cm" fo:margin-right="0cm" fo:widows="0" fo:orphans="0"/>
    </style:style>
    <style:style xmlns:style="urn:oasis:names:tc:opendocument:xmlns:style:1.0" style:name="id0x9432fe0" style:family="text">
      <style:text-properties xmlns:fo="urn:oasis:names:tc:opendocument:xmlns:xsl-fo-compatible:1.0" style:font-name-asian="SimSun" style:font-size-complex="10pt" fo:font-size="10pt" style:font-size-asian="10pt"/>
    </style:style>
    <style:style xmlns:style="urn:oasis:names:tc:opendocument:xmlns:style:1.0" style:name="id0x94331c0" style:family="paragraph" style:parent-style-name="PreambleBorderAbove">
      <style:paragraph-properties xmlns:fo="urn:oasis:names:tc:opendocument:xmlns:xsl-fo-compatible:1.0" style:tab-stop-distance="1.27cm" fo:margin-left="0cm" fo:text-indent="0cm" fo:margin-right="0cm" fo:widows="0" fo:orphans="0"/>
    </style:style>
    <style:style xmlns:style="urn:oasis:names:tc:opendocument:xmlns:style:1.0" style:name="id0x9433490" style:family="text">
      <style:text-properties xmlns:fo="urn:oasis:names:tc:opendocument:xmlns:xsl-fo-compatible:1.0" style:font-name-asian="SimSun" style:font-size-complex="10pt" fo:font-size="10pt" style:font-size-asian="10pt"/>
    </style:style>
    <style:style xmlns:style="urn:oasis:names:tc:opendocument:xmlns:style:1.0" style:name="id0x94336c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5b19a0" style:family="text">
      <style:text-properties xmlns:fo="urn:oasis:names:tc:opendocument:xmlns:xsl-fo-compatible:1.0" style:font-name-asian="SimSun" style:font-size-complex="10pt" fo:font-size="10pt" style:font-size-asian="10pt"/>
    </style:style>
    <style:style xmlns:style="urn:oasis:names:tc:opendocument:xmlns:style:1.0" style:name="id0x95b1b80" style:family="paragraph" style:parent-style-name="Bullet3">
      <style:paragraph-properties xmlns:fo="urn:oasis:names:tc:opendocument:xmlns:xsl-fo-compatible:1.0" style:tab-stop-distance="1.27cm" fo:margin-left="0cm" fo:text-indent="0cm" fo:margin-right="0cm" fo:widows="0" fo:orphans="0">
        <style:tab-stops>
          <style:tab-stop/>
          <style:tab-stop style:type="left" style:position="1.27cm"/>
        </style:tab-stops>
      </style:paragraph-properties>
    </style:style>
    <style:style xmlns:style="urn:oasis:names:tc:opendocument:xmlns:style:1.0" style:name="id0x95b1f40" style:family="text">
      <style:text-properties xmlns:fo="urn:oasis:names:tc:opendocument:xmlns:xsl-fo-compatible:1.0" style:font-name-asian="SimSun" style:font-size-complex="10pt" fo:font-size="10pt" style:font-size-asian="10pt"/>
    </style:style>
    <style:style xmlns:style="urn:oasis:names:tc:opendocument:xmlns:style:1.0" style:name="id0x95b2120" style:family="paragraph" style:parent-style-name="Bullet3">
      <style:paragraph-properties xmlns:fo="urn:oasis:names:tc:opendocument:xmlns:xsl-fo-compatible:1.0" style:tab-stop-distance="1.27cm" fo:margin-left="0cm" fo:text-indent="0cm" fo:margin-right="0cm" fo:widows="0" fo:orphans="0">
        <style:tab-stops>
          <style:tab-stop/>
          <style:tab-stop style:type="left" style:position="1.27cm"/>
        </style:tab-stops>
      </style:paragraph-properties>
    </style:style>
    <style:style xmlns:style="urn:oasis:names:tc:opendocument:xmlns:style:1.0" style:name="id0x95b2760" style:family="text">
      <style:text-properties xmlns:fo="urn:oasis:names:tc:opendocument:xmlns:xsl-fo-compatible:1.0" style:font-name-asian="SimSun" style:font-size-complex="10pt" fo:font-size="10pt" style:font-size-asian="10pt"/>
    </style:style>
    <style:style xmlns:style="urn:oasis:names:tc:opendocument:xmlns:style:1.0" style:name="id0x96239a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623c20" style:family="text">
      <style:text-properties xmlns:fo="urn:oasis:names:tc:opendocument:xmlns:xsl-fo-compatible:1.0" style:font-name-asian="SimSun" style:font-size-complex="10pt" fo:font-size="10pt" style:font-size-asian="10pt"/>
    </style:style>
    <style:style xmlns:style="urn:oasis:names:tc:opendocument:xmlns:style:1.0" style:name="id0x9623e0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62408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624300" style:family="text">
      <style:text-properties xmlns:fo="urn:oasis:names:tc:opendocument:xmlns:xsl-fo-compatible:1.0" style:font-name-asian="SimSun" style:font-size-complex="10pt" fo:font-size="10pt" style:font-size-asian="10pt"/>
    </style:style>
    <style:style xmlns:style="urn:oasis:names:tc:opendocument:xmlns:style:1.0" style:name="id0x96244e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6247b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63ca90" style:family="text">
      <style:text-properties xmlns:fo="urn:oasis:names:tc:opendocument:xmlns:xsl-fo-compatible:1.0" style:font-name-asian="SimSun" style:font-size-complex="10pt" fo:font-size="10pt" style:font-size-asian="10pt"/>
    </style:style>
    <style:style xmlns:style="urn:oasis:names:tc:opendocument:xmlns:style:1.0" style:name="id0x963cc7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63cef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63d170" style:family="text">
      <style:text-properties xmlns:fo="urn:oasis:names:tc:opendocument:xmlns:xsl-fo-compatible:1.0" style:font-name-asian="SimSun" fo:text-transform="uppercase" style:font-size-complex="10pt" fo:font-size="10pt" style:font-size-asian="10pt"/>
    </style:style>
    <style:style xmlns:style="urn:oasis:names:tc:opendocument:xmlns:style:1.0" style:name="id0x963d3f0" style:family="text">
      <style:text-properties xmlns:fo="urn:oasis:names:tc:opendocument:xmlns:xsl-fo-compatible:1.0" style:font-name-asian="SimSun" style:font-size-complex="10pt" fo:font-size="10pt" style:font-size-asian="10pt"/>
    </style:style>
    <style:style xmlns:style="urn:oasis:names:tc:opendocument:xmlns:style:1.0" style:name="id0x963d62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65e90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965eb80" style:family="text">
      <style:text-properties xmlns:fo="urn:oasis:names:tc:opendocument:xmlns:xsl-fo-compatible:1.0" style:font-name-asian="SimSun" style:font-size-complex="10pt" fo:font-size="10pt" style:font-size-asian="10pt"/>
    </style:style>
    <style:style xmlns:style="urn:oasis:names:tc:opendocument:xmlns:style:1.0" style:name="id0x965ee0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965f080" style:family="text">
      <style:text-properties xmlns:fo="urn:oasis:names:tc:opendocument:xmlns:xsl-fo-compatible:1.0" style:font-name-asian="SimSun" style:font-size-complex="10pt" fo:font-size="10pt" style:font-size-asian="10pt"/>
    </style:style>
    <style:style xmlns:style="urn:oasis:names:tc:opendocument:xmlns:style:1.0" style:name="id0x965f30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965f5d0" style:family="text">
      <style:text-properties xmlns:fo="urn:oasis:names:tc:opendocument:xmlns:xsl-fo-compatible:1.0" style:font-name-asian="SimSun" style:font-size-complex="10pt" fo:font-size="10pt" style:font-size-asian="10pt"/>
    </style:style>
    <style:style xmlns:style="urn:oasis:names:tc:opendocument:xmlns:style:1.0" style:name="id0x96618b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9661b30" style:family="text">
      <style:text-properties xmlns:fo="urn:oasis:names:tc:opendocument:xmlns:xsl-fo-compatible:1.0" style:font-name-asian="SimSun" style:font-size-complex="10pt" fo:font-size="10pt" style:font-size-asian="10pt"/>
    </style:style>
    <style:style xmlns:style="urn:oasis:names:tc:opendocument:xmlns:style:1.0" style:name="id0x9661db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9662030" style:family="text">
      <style:text-properties xmlns:fo="urn:oasis:names:tc:opendocument:xmlns:xsl-fo-compatible:1.0" style:font-name-asian="SimSun" style:font-size-complex="10pt" fo:font-size="10pt" style:font-size-asian="10pt"/>
    </style:style>
    <style:style xmlns:style="urn:oasis:names:tc:opendocument:xmlns:style:1.0" style:name="id0x96622b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9662620" style:family="text">
      <style:text-properties xmlns:fo="urn:oasis:names:tc:opendocument:xmlns:xsl-fo-compatible:1.0" style:font-name-asian="SimSun" style:font-size-complex="10pt" fo:font-size="10pt" style:font-size-asian="10pt"/>
    </style:style>
    <style:style xmlns:style="urn:oasis:names:tc:opendocument:xmlns:style:1.0" style:name="id0x991195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9911bd0" style:family="text">
      <style:text-properties xmlns:fo="urn:oasis:names:tc:opendocument:xmlns:xsl-fo-compatible:1.0" style:font-name-asian="SimSun" style:font-size-complex="10pt" fo:font-size="10pt" style:font-size-asian="10pt"/>
    </style:style>
    <style:style xmlns:style="urn:oasis:names:tc:opendocument:xmlns:style:1.0" style:name="id0x9911e5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99120d0" style:family="text">
      <style:text-properties xmlns:fo="urn:oasis:names:tc:opendocument:xmlns:xsl-fo-compatible:1.0" style:font-name-asian="SimSun" style:font-size-complex="10pt" fo:font-size="10pt" style:font-size-asian="10pt"/>
    </style:style>
    <style:style xmlns:style="urn:oasis:names:tc:opendocument:xmlns:style:1.0" style:name="id0x991235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b7d860" style:family="text">
      <style:text-properties xmlns:fo="urn:oasis:names:tc:opendocument:xmlns:xsl-fo-compatible:1.0" style:font-name-asian="SimSun" fo:text-transform="uppercase" style:font-size-complex="10pt" fo:font-size="10pt" style:font-size-asian="10pt"/>
    </style:style>
    <style:style xmlns:style="urn:oasis:names:tc:opendocument:xmlns:style:1.0" style:name="id0x9b7da90" style:family="text">
      <style:text-properties xmlns:fo="urn:oasis:names:tc:opendocument:xmlns:xsl-fo-compatible:1.0" style:font-name-asian="SimSun" style:font-size-complex="10pt" fo:font-size="10pt" style:font-size-asian="10pt"/>
    </style:style>
    <style:style xmlns:style="urn:oasis:names:tc:opendocument:xmlns:style:1.0" style:name="id0x9b7dc7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b7def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b7e260" style:family="text" style:parent-style-name="Hyperlink">
      <style:text-properties xmlns:fo="urn:oasis:names:tc:opendocument:xmlns:xsl-fo-compatible:1.0" style:font-name-complex="Tahoma" style:font-name-asian="SimSun" fo:font-weight="normal" style:font-weight-complex="normal" style:use-window-font-color="true" style:font-size-complex="10pt" style:text-underline-type="none" fo:font-size="10pt" style:font-size-asian="10pt"/>
    </style:style>
    <style:style xmlns:style="urn:oasis:names:tc:opendocument:xmlns:style:1.0" style:name="id0x9b7e5d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d509a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d52490" style:family="text">
      <style:text-properties xmlns:fo="urn:oasis:names:tc:opendocument:xmlns:xsl-fo-compatible:1.0" style:font-name-asian="SimSun" fo:text-transform="uppercase" style:font-size-complex="10pt" fo:font-size="10pt" style:font-size-asian="10pt"/>
    </style:style>
    <style:style xmlns:style="urn:oasis:names:tc:opendocument:xmlns:style:1.0" style:name="id0x9d552b0" style:family="text">
      <style:text-properties xmlns:fo="urn:oasis:names:tc:opendocument:xmlns:xsl-fo-compatible:1.0" style:font-name-asian="SimSun" style:font-size-complex="10pt" fo:font-size="10pt" style:font-size-asian="10pt"/>
    </style:style>
    <style:style xmlns:style="urn:oasis:names:tc:opendocument:xmlns:style:1.0" style:name="id0x9d5549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d64ae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d655d0" style:family="text">
      <style:text-properties xmlns:fo="urn:oasis:names:tc:opendocument:xmlns:xsl-fo-compatible:1.0" style:font-name-asian="SimSun" fo:text-transform="uppercase" style:font-size-complex="10pt" fo:font-size="10pt" style:font-size-asian="10pt"/>
    </style:style>
    <style:style xmlns:style="urn:oasis:names:tc:opendocument:xmlns:style:1.0" style:name="id0x9ee586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ef49f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ef4e00" style:family="text">
      <style:text-properties xmlns:fo="urn:oasis:names:tc:opendocument:xmlns:xsl-fo-compatible:1.0" style:font-name-asian="SimSun" fo:text-transform="uppercase" style:font-size-complex="10pt" fo:font-size="10pt" style:font-size-asian="10pt"/>
    </style:style>
    <style:style xmlns:style="urn:oasis:names:tc:opendocument:xmlns:style:1.0" style:name="id0x9ef5210" style:family="text">
      <style:text-properties xmlns:fo="urn:oasis:names:tc:opendocument:xmlns:xsl-fo-compatible:1.0" style:font-name-asian="SimSun" style:font-size-complex="10pt" fo:font-size="10pt" style:font-size-asian="10pt"/>
    </style:style>
    <style:style xmlns:style="urn:oasis:names:tc:opendocument:xmlns:style:1.0" style:name="id0x9f29860" style:family="paragraph" style:parent-style-name="Heading2">
      <style:paragraph-properties xmlns:fo="urn:oasis:names:tc:opendocument:xmlns:xsl-fo-compatible:1.0" style:tab-stop-distance="1.27cm" fo:margin-left="0cm" fo:text-indent="0cm" fo:margin-right="0cm" fo:widows="0" fo:orphans="0"/>
    </style:style>
    <style:style xmlns:style="urn:oasis:names:tc:opendocument:xmlns:style:1.0" style:name="id0x9f29ae0" style:family="text">
      <style:text-properties xmlns:fo="urn:oasis:names:tc:opendocument:xmlns:xsl-fo-compatible:1.0" style:font-name-asian="SimSun" style:font-size-complex="10pt" fo:font-size="10pt" style:font-size-asian="10pt"/>
    </style:style>
    <style:style xmlns:style="urn:oasis:names:tc:opendocument:xmlns:style:1.0" style:name="id0x9f29cc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f29f40" style:family="paragraph" style:parent-style-name="Heading2">
      <style:paragraph-properties xmlns:fo="urn:oasis:names:tc:opendocument:xmlns:xsl-fo-compatible:1.0" style:tab-stop-distance="1.27cm" fo:margin-left="0cm" fo:text-indent="0cm" fo:margin-right="0cm" fo:widows="0" fo:orphans="0"/>
    </style:style>
    <style:style xmlns:style="urn:oasis:names:tc:opendocument:xmlns:style:1.0" style:name="id0x9f2a1c0" style:family="text">
      <style:text-properties xmlns:fo="urn:oasis:names:tc:opendocument:xmlns:xsl-fo-compatible:1.0" style:font-name-asian="SimSun" style:font-size-complex="10pt" fo:font-size="10pt" style:font-size-asian="10pt"/>
    </style:style>
    <style:style xmlns:style="urn:oasis:names:tc:opendocument:xmlns:style:1.0" style:name="id0x9f2a3a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f2a67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f5e9a0" style:family="text">
      <style:text-properties xmlns:fo="urn:oasis:names:tc:opendocument:xmlns:xsl-fo-compatible:1.0" style:font-name-asian="SimSun" fo:text-transform="uppercase" style:font-size-complex="10pt" fo:font-size="10pt" style:font-size-asian="10pt"/>
    </style:style>
    <style:style xmlns:style="urn:oasis:names:tc:opendocument:xmlns:style:1.0" style:name="id0x9f5ebd0" style:family="text">
      <style:text-properties xmlns:fo="urn:oasis:names:tc:opendocument:xmlns:xsl-fo-compatible:1.0" style:font-name-asian="SimSun" fo:font-weight="normal" style:font-weight-complex="normal" style:font-size-complex="10pt" fo:font-size="10pt" style:font-size-asian="10pt"/>
    </style:style>
    <style:style xmlns:style="urn:oasis:names:tc:opendocument:xmlns:style:1.0" style:name="id0x9f5ee5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9f5f120" style:family="text">
      <style:text-properties xmlns:fo="urn:oasis:names:tc:opendocument:xmlns:xsl-fo-compatible:1.0" style:font-name-asian="SimSun" fo:text-transform="uppercase" style:font-size-complex="10pt" fo:font-size="10pt" style:font-size-asian="10pt"/>
    </style:style>
    <style:style xmlns:style="urn:oasis:names:tc:opendocument:xmlns:style:1.0" style:name="id0x9f5f350" style:family="text">
      <style:text-properties xmlns:fo="urn:oasis:names:tc:opendocument:xmlns:xsl-fo-compatible:1.0" style:font-name-asian="SimSun" style:font-size-complex="10pt" fo:font-size="10pt" style:font-size-asian="10pt"/>
    </style:style>
    <style:style xmlns:style="urn:oasis:names:tc:opendocument:xmlns:style:1.0" style:name="id0x9f5f530" style:family="paragraph" style:parent-style-name="Heading1">
      <style:paragraph-properties xmlns:fo="urn:oasis:names:tc:opendocument:xmlns:xsl-fo-compatible:1.0" style:tab-stop-distance="1.27cm" fo:margin-left="0cm" fo:text-indent="0cm" fo:margin-right="0cm" fo:widows="0" fo:orphans="0"/>
    </style:style>
    <style:style xmlns:style="urn:oasis:names:tc:opendocument:xmlns:style:1.0" style:name="id0xa0959a0" style:family="text">
      <style:text-properties xmlns:fo="urn:oasis:names:tc:opendocument:xmlns:xsl-fo-compatible:1.0" style:font-name-asian="SimSun" fo:text-transform="uppercase" style:font-size-complex="10pt" fo:font-size="10pt" style:font-size-asian="10pt"/>
    </style:style>
    <style:style xmlns:style="urn:oasis:names:tc:opendocument:xmlns:style:1.0" style:name="id0xa095bd0" style:family="text">
      <style:text-properties xmlns:fo="urn:oasis:names:tc:opendocument:xmlns:xsl-fo-compatible:1.0" style:font-name-asian="SimSun" style:font-size-complex="10pt" fo:font-size="10pt" style:font-size-asian="10pt"/>
    </style:style>
    <style:style xmlns:style="urn:oasis:names:tc:opendocument:xmlns:style:1.0" style:name="id0xa095db0" style:family="paragraph" style:parent-style-name="Body1">
      <style:paragraph-properties xmlns:fo="urn:oasis:names:tc:opendocument:xmlns:xsl-fo-compatible:1.0" style:tab-stop-distance="1.27cm" fo:margin-left="0.6297083333333333cm" fo:text-indent="0cm" fo:margin-right="0cm" fo:widows="0" fo:orphans="0"/>
    </style:style>
    <style:style xmlns:style="urn:oasis:names:tc:opendocument:xmlns:style:1.0" style:name="id0xa096030" style:family="text">
      <style:text-properties xmlns:fo="urn:oasis:names:tc:opendocument:xmlns:xsl-fo-compatible:1.0" style:font-name-asian="SimSun" style:font-size-complex="10pt" fo:font-size="10pt" style:font-size-asian="10pt"/>
    </style:style>
    <style:style xmlns:style="urn:oasis:names:tc:opendocument:xmlns:style:1.0" style:name="id0xa09621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a096490" style:family="text">
      <style:text-properties xmlns:fo="urn:oasis:names:tc:opendocument:xmlns:xsl-fo-compatible:1.0" style:font-name-asian="SimSun" style:font-size-complex="10pt" fo:font-size="10pt" style:font-size-asian="10pt"/>
    </style:style>
    <style:style xmlns:style="urn:oasis:names:tc:opendocument:xmlns:style:1.0" style:name="id0xa096670" style:family="paragraph" style:parent-style-name="Bullet2">
      <style:paragraph-properties xmlns:fo="urn:oasis:names:tc:opendocument:xmlns:xsl-fo-compatible:1.0" style:tab-stop-distance="1.27cm" fo:margin-left="0cm" fo:text-indent="0cm" fo:margin-right="0cm" fo:widows="0" fo:orphans="0"/>
    </style:style>
    <style:style xmlns:style="urn:oasis:names:tc:opendocument:xmlns:style:1.0" style:name="id0xa0f9950" style:family="text">
      <style:text-properties xmlns:fo="urn:oasis:names:tc:opendocument:xmlns:xsl-fo-compatible:1.0" style:font-name-asian="SimSun" style:font-size-complex="10pt" fo:font-size="10pt" style:font-size-asian="10pt"/>
    </style:style>
    <style:style xmlns:style="urn:oasis:names:tc:opendocument:xmlns:style:1.0" style:name="id0xa0f9b30" style:family="paragraph" style:parent-style-name="Normal">
      <style:paragraph-properties xmlns:fo="urn:oasis:names:tc:opendocument:xmlns:xsl-fo-compatible:1.0" style:tab-stop-distance="1.27cm" fo:margin-left="0.635cm" fo:text-indent="0cm" fo:margin-right="0cm" fo:widows="0" fo:orphans="0"/>
    </style:style>
    <style:style xmlns:style="urn:oasis:names:tc:opendocument:xmlns:style:1.0" style:name="id0xa0f9db0" style:family="text">
      <style:text-properties xmlns:fo="urn:oasis:names:tc:opendocument:xmlns:xsl-fo-compatible:1.0" style:font-name-asian="SimSun" style:font-size-complex="10pt" fo:font-size="10pt" style:font-size-asian="10pt"/>
    </style:style>
    <style:style xmlns:style="urn:oasis:names:tc:opendocument:xmlns:style:1.0" style:name="id0xa0f9f90" style:family="paragraph" style:parent-style-name="Body0Bold">
      <style:paragraph-properties xmlns:fo="urn:oasis:names:tc:opendocument:xmlns:xsl-fo-compatible:1.0" style:tab-stop-distance="1.27cm" fo:margin-top="0.21166666666666667cm" fo:margin-bottom="0.21166666666666667cm" fo:margin-left="0cm" fo:text-indent="0cm" fo:margin-right="0cm" fo:widows="0" fo:orphans="0"/>
    </style:style>
    <style:style xmlns:style="urn:oasis:names:tc:opendocument:xmlns:style:1.0" style:name="id0xa0fa3a0" style:family="text">
      <style:text-properties xmlns:fo="urn:oasis:names:tc:opendocument:xmlns:xsl-fo-compatible:1.0" style:font-name-asian="SimSun" style:font-size-complex="10pt" fo:font-size="10pt" style:font-size-asian="10pt"/>
    </style:style>
    <style:style xmlns:style="urn:oasis:names:tc:opendocument:xmlns:style:1.0" style:name="id0xa47fae0" style:family="paragraph" style:parent-style-name="Body0Bold">
      <style:paragraph-properties xmlns:fo="urn:oasis:names:tc:opendocument:xmlns:xsl-fo-compatible:1.0" style:tab-stop-distance="1.27cm" fo:margin-top="0.21166666666666667cm" fo:margin-bottom="0.21166666666666667cm" fo:margin-left="0cm" fo:text-indent="0cm" fo:margin-right="0cm" fo:widows="0" fo:orphans="0"/>
    </style:style>
    <style:style xmlns:style="urn:oasis:names:tc:opendocument:xmlns:style:1.0" style:name="id0xa47fdb0" style:family="text">
      <style:text-properties xmlns:fo="urn:oasis:names:tc:opendocument:xmlns:xsl-fo-compatible:1.0" style:font-name-asian="SimSun" style:font-size-complex="10pt" fo:font-size="10pt" style:font-size-asian="10pt"/>
    </style:style>
    <style:style xmlns:style="urn:oasis:names:tc:opendocument:xmlns:style:1.0" style:name="id0xa4800d0" style:family="paragraph" style:parent-style-name="Body0">
      <style:paragraph-properties xmlns:fo="urn:oasis:names:tc:opendocument:xmlns:xsl-fo-compatible:1.0" style:tab-stop-distance="1.27cm" fo:margin-top="0.21166666666666667cm" fo:margin-bottom="0.21166666666666667cm" fo:margin-left="0cm" fo:text-indent="0cm" fo:margin-right="0cm" fo:widows="0" fo:orphans="0"/>
    </style:style>
    <style:style xmlns:style="urn:oasis:names:tc:opendocument:xmlns:style:1.0" style:name="id0xa480620" style:family="text">
      <style:text-properties xmlns:fo="urn:oasis:names:tc:opendocument:xmlns:xsl-fo-compatible:1.0" style:font-name-asian="SimSun" fo:font-weight="bold" style:font-weight-complex="bold" style:font-size-complex="10pt" fo:font-size="10pt" style:font-size-asian="10pt"/>
    </style:style>
    <style:style xmlns:style="urn:oasis:names:tc:opendocument:xmlns:style:1.0" style:name="id0xa492c70" style:family="text">
      <style:text-properties xmlns:fo="urn:oasis:names:tc:opendocument:xmlns:xsl-fo-compatible:1.0" style:font-name-asian="SimSun" style:font-size-complex="10pt" fo:font-size="10pt" style:font-size-asian="10pt"/>
    </style:style>
    <style:style xmlns:style="urn:oasis:names:tc:opendocument:xmlns:style:1.0" style:name="id0xa492e50" style:family="paragraph" style:parent-style-name="Body0">
      <style:paragraph-properties xmlns:fo="urn:oasis:names:tc:opendocument:xmlns:xsl-fo-compatible:1.0" style:tab-stop-distance="1.27cm" fo:margin-top="0.21166666666666667cm" fo:margin-bottom="0.21166666666666667cm" fo:margin-left="0cm" fo:text-indent="0cm" fo:margin-right="0cm" fo:widows="0" fo:orphans="0"/>
    </style:style>
    <style:style xmlns:style="urn:oasis:names:tc:opendocument:xmlns:style:1.0" style:name="id0xa4be900" style:family="text">
      <style:text-properties xmlns:fo="urn:oasis:names:tc:opendocument:xmlns:xsl-fo-compatible:1.0" style:font-name-asian="SimSun" fo:font-weight="bold" style:font-weight-complex="bold" style:font-size-complex="10pt" fo:font-size="10pt" style:font-size-asian="10pt"/>
    </style:style>
    <style:style xmlns:style="urn:oasis:names:tc:opendocument:xmlns:style:1.0" style:name="id0xa4beb80" style:family="text">
      <style:text-properties xmlns:fo="urn:oasis:names:tc:opendocument:xmlns:xsl-fo-compatible:1.0" style:font-name-asian="SimSun" style:font-size-complex="10pt" fo:font-size="10pt" style:font-size-asian="10pt"/>
    </style:style>
    <style:style xmlns:style="urn:oasis:names:tc:opendocument:xmlns:style:1.0" style:name="id0xa4bed60" style:family="paragraph" style:parent-style-name="Body0">
      <style:paragraph-properties xmlns:fo="urn:oasis:names:tc:opendocument:xmlns:xsl-fo-compatible:1.0" style:tab-stop-distance="1.27cm" fo:margin-top="0.21166666666666667cm" fo:margin-bottom="0.21166666666666667cm" fo:margin-left="0cm" fo:text-indent="0cm" fo:margin-right="0cm" fo:widows="0" fo:orphans="0"/>
    </style:style>
    <style:style xmlns:style="urn:oasis:names:tc:opendocument:xmlns:style:1.0" style:name="id0xa4bf080" style:family="text">
      <style:text-properties xmlns:fo="urn:oasis:names:tc:opendocument:xmlns:xsl-fo-compatible:1.0" style:font-name-asian="SimSun" style:font-size-complex="10pt" fo:font-size="10pt" style:font-size-asian="10pt"/>
    </style:style>
    <style:style xmlns:style="urn:oasis:names:tc:opendocument:xmlns:style:1.0" style:name="id0xa4bf260" style:family="paragraph" style:parent-style-name="Bullet2">
      <style:paragraph-properties xmlns:fo="urn:oasis:names:tc:opendocument:xmlns:xsl-fo-compatible:1.0" style:tab-stop-distance="1.27cm" fo:margin-left="0cm" fo:text-indent="0cm" fo:margin-right="0cm" fo:widows="0" fo:orphans="0">
        <style:tab-stops>
          <style:tab-stop/>
          <style:tab-stop style:type="left" style:position=".635cm"/>
        </style:tab-stops>
      </style:paragraph-properties>
    </style:style>
    <style:style xmlns:style="urn:oasis:names:tc:opendocument:xmlns:style:1.0" style:name="id0xa4bf620" style:family="text">
      <style:text-properties xmlns:fo="urn:oasis:names:tc:opendocument:xmlns:xsl-fo-compatible:1.0" style:font-name-asian="SimSun" style:font-size-complex="10pt" fo:font-size="10pt" style:font-size-asian="10pt"/>
    </style:style>
    <style:style xmlns:style="urn:oasis:names:tc:opendocument:xmlns:style:1.0" style:name="id0xa50d9a0" style:family="paragraph" style:parent-style-name="Bullet2">
      <style:paragraph-properties xmlns:fo="urn:oasis:names:tc:opendocument:xmlns:xsl-fo-compatible:1.0" style:tab-stop-distance="1.27cm" fo:margin-left="0cm" fo:text-indent="0cm" fo:margin-right="0cm" fo:widows="0" fo:orphans="0">
        <style:tab-stops>
          <style:tab-stop/>
          <style:tab-stop style:type="left" style:position=".635cm"/>
        </style:tab-stops>
      </style:paragraph-properties>
    </style:style>
    <style:style xmlns:style="urn:oasis:names:tc:opendocument:xmlns:style:1.0" style:name="id0xa50ddb0" style:family="text">
      <style:text-properties xmlns:fo="urn:oasis:names:tc:opendocument:xmlns:xsl-fo-compatible:1.0" style:font-name-asian="SimSun" style:font-size-complex="10pt" fo:font-size="10pt" style:font-size-asian="10pt"/>
    </style:style>
    <style:style xmlns:style="urn:oasis:names:tc:opendocument:xmlns:style:1.0" style:name="id0xa50df90" style:family="text">
      <style:text-properties xmlns:fo="urn:oasis:names:tc:opendocument:xmlns:xsl-fo-compatible:1.0" style:font-name-asian="SimSun" style:font-size-complex="10pt" fo:font-size="10pt" style:font-size-asian="10pt"/>
    </style:style>
    <style:style xmlns:style="urn:oasis:names:tc:opendocument:xmlns:style:1.0" style:name="id0xa50e1c0" style:family="paragraph" style:parent-style-name="Body0">
      <style:paragraph-properties xmlns:fo="urn:oasis:names:tc:opendocument:xmlns:xsl-fo-compatible:1.0" style:tab-stop-distance="1.27cm" fo:margin-top="0.21166666666666667cm" fo:margin-bottom="0.21166666666666667cm" fo:margin-left="0cm" fo:text-indent="0cm" fo:margin-right="0cm" fo:widows="0" fo:orphans="0"/>
    </style:style>
    <style:style xmlns:style="urn:oasis:names:tc:opendocument:xmlns:style:1.0" style:name="id0xa50e490" style:family="text">
      <style:text-properties xmlns:fo="urn:oasis:names:tc:opendocument:xmlns:xsl-fo-compatible:1.0" style:font-name-asian="SimSun" style:font-size-complex="10pt" fo:font-size="10pt" style:font-size-asian="10pt"/>
    </style:style>
    <style:style xmlns:style="urn:oasis:names:tc:opendocument:xmlns:style:1.0" style:name="id0xa50e670" style:family="paragraph" style:parent-style-name="Body0">
      <style:paragraph-properties xmlns:fo="urn:oasis:names:tc:opendocument:xmlns:xsl-fo-compatible:1.0" style:tab-stop-distance="1.27cm" fo:margin-top="0.21166666666666667cm" fo:margin-bottom="0.21166666666666667cm" fo:margin-left="0cm" fo:text-indent="0cm" fo:margin-right="0cm" fo:widows="0" fo:orphans="0"/>
    </style:style>
    <style:style xmlns:style="urn:oasis:names:tc:opendocument:xmlns:style:1.0" style:name="id0xa901ae0" style:family="text">
      <style:text-properties xmlns:fo="urn:oasis:names:tc:opendocument:xmlns:xsl-fo-compatible:1.0" style:font-name-asian="SimSun" fo:font-weight="bold" style:font-weight-complex="bold" style:font-size-complex="10pt" fo:font-size="10pt" style:font-size-asian="10pt"/>
    </style:style>
    <style:style xmlns:style="urn:oasis:names:tc:opendocument:xmlns:style:1.0" style:name="id0xa901d60" style:family="text">
      <style:text-properties xmlns:fo="urn:oasis:names:tc:opendocument:xmlns:xsl-fo-compatible:1.0" style:font-name-asian="SimSun" style:font-size-complex="10pt" fo:font-size="10pt" style:font-size-asian="10pt"/>
    </style:style>
    <style:style xmlns:style="urn:oasis:names:tc:opendocument:xmlns:style:1.0" style:name="id0xa901f40" style:family="text">
      <style:text-properties xmlns:fo="urn:oasis:names:tc:opendocument:xmlns:xsl-fo-compatible:1.0" style:font-name-asian="SimSun" style:font-size-complex="10pt" fo:language="fr" fo:country="FR" fo:font-size="10pt" style:font-size-asian="10pt"/>
    </style:style>
    <style:style xmlns:style="urn:oasis:names:tc:opendocument:xmlns:style:1.0" style:name="id0xa9021c0" style:family="section">
      <style:section-properties>
        <style:columns xmlns:fo="urn:oasis:names:tc:opendocument:xmlns:xsl-fo-compatible:1.0" fo:column-count="1"/>
      </style:section-properties>
    </style:style>
    <text:list-style xmlns:text="urn:oasis:names:tc:opendocument:xmlns:text:1.0" xmlns:style="urn:oasis:names:tc:opendocument:xmlns:style:1.0" style:name="L1">
      <text:list-level-style-bullet text:level="1" text:style-name="BulletSymbol" text:bullet-char="">
        <style:list-level-properties xmlns:fo="urn:oasis:names:tc:opendocument:xmlns:xsl-fo-compatible:1.0" text:space-before="0cm" text:min-label-width="0.6297083333333333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text:list-style xmlns:text="urn:oasis:names:tc:opendocument:xmlns:text:1.0" xmlns:style="urn:oasis:names:tc:opendocument:xmlns:style:1.0" style:name="L2">
      <text:list-level-style-bullet text:level="1" text:style-name="BulletSymbol" text:bullet-char="">
        <style:list-level-properties xmlns:fo="urn:oasis:names:tc:opendocument:xmlns:xsl-fo-compatible:1.0" text:space-before="0cm" text:min-label-width="0.635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text:list-style xmlns:text="urn:oasis:names:tc:opendocument:xmlns:text:1.0" xmlns:style="urn:oasis:names:tc:opendocument:xmlns:style:1.0" style:name="L3">
      <text:list-level-style-bullet text:level="1" text:style-name="BulletSymbol" text:bullet-char="">
        <style:list-level-properties xmlns:fo="urn:oasis:names:tc:opendocument:xmlns:xsl-fo-compatible:1.0" text:space-before="0.6402916666666667cm" text:min-label-width="0.6297083333333333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text:list-style xmlns:text="urn:oasis:names:tc:opendocument:xmlns:text:1.0" xmlns:style="urn:oasis:names:tc:opendocument:xmlns:style:1.0" style:name="L4">
      <text:list-level-style-bullet text:level="1" text:style-name="BulletSymbol" text:bullet-char="">
        <style:list-level-properties xmlns:fo="urn:oasis:names:tc:opendocument:xmlns:xsl-fo-compatible:1.0" text:space-before="1.8997083333333333cm" text:min-label-width="0.6314722222222222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text:list-style xmlns:text="urn:oasis:names:tc:opendocument:xmlns:text:1.0" xmlns:style="urn:oasis:names:tc:opendocument:xmlns:style:1.0" style:name="L5">
      <text:list-level-style-bullet text:level="1" text:style-name="BulletSymbol" text:bullet-char="">
        <style:list-level-properties xmlns:fo="urn:oasis:names:tc:opendocument:xmlns:xsl-fo-compatible:1.0" text:space-before="2.5311805555555558cm" text:min-label-width="0.6297083333333333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text:list-style xmlns:text="urn:oasis:names:tc:opendocument:xmlns:text:1.0" xmlns:style="urn:oasis:names:tc:opendocument:xmlns:style:1.0" style:name="L6">
      <text:list-level-style-bullet text:level="1" text:style-name="BulletSymbol" text:bullet-char="">
        <style:list-level-properties xmlns:fo="urn:oasis:names:tc:opendocument:xmlns:xsl-fo-compatible:1.0" text:space-before="3.160888888888889cm" text:min-label-width="0.6297083333333333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text:list-style xmlns:text="urn:oasis:names:tc:opendocument:xmlns:text:1.0" xmlns:style="urn:oasis:names:tc:opendocument:xmlns:style:1.0" style:name="L7">
      <text:list-level-style-bullet text:level="1" text:style-name="BulletSymbol" text:bullet-char="">
        <style:list-level-properties xmlns:fo="urn:oasis:names:tc:opendocument:xmlns:xsl-fo-compatible:1.0" text:space-before="3.7905972222222224cm" text:min-label-width="0.6297083333333333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text:list-style xmlns:text="urn:oasis:names:tc:opendocument:xmlns:text:1.0" xmlns:style="urn:oasis:names:tc:opendocument:xmlns:style:1.0" style:name="L8">
      <text:list-level-style-bullet text:level="1" text:style-name="BulletSymbol" text:bullet-char="">
        <style:list-level-properties xmlns:fo="urn:oasis:names:tc:opendocument:xmlns:xsl-fo-compatible:1.0" text:space-before="4.420305555555555cm" text:min-label-width="0.6297083333333333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text:list-style xmlns:text="urn:oasis:names:tc:opendocument:xmlns:text:1.0" xmlns:style="urn:oasis:names:tc:opendocument:xmlns:style:1.0" style:name="L9">
      <text:list-level-style-bullet text:level="1" text:style-name="BulletSymbol" text:bullet-char="">
        <style:list-level-properties xmlns:fo="urn:oasis:names:tc:opendocument:xmlns:xsl-fo-compatible:1.0" text:space-before="5.0500138888888895cm" text:min-label-width="0.6314722222222222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text:list-style xmlns:text="urn:oasis:names:tc:opendocument:xmlns:text:1.0" xmlns:style="urn:oasis:names:tc:opendocument:xmlns:style:1.0" style:name="L10">
      <text:list-level-style-number text:level="1" style:num-suffix="." style:num-format="1" text:start-value="1">
        <style:list-level-properties xmlns:fo="urn:oasis:names:tc:opendocument:xmlns:xsl-fo-compatible:1.0" text:space-before="0cm" text:min-label-width="0.6297083333333333cm" fo:text-align="left"/>
      </text:list-level-style-number>
      <text:list-level-style-number text:level="2" style:num-suffix="." style:num-format="a" style:num-letter-sync="true" text:start-value="1">
        <style:list-level-properties xmlns:fo="urn:oasis:names:tc:opendocument:xmlns:xsl-fo-compatible:1.0" text:space-before="0.6297083333333333cm" text:min-label-width="0.6402916666666667cm" fo:text-align="left"/>
      </text:list-level-style-number>
      <text:list-level-style-number text:level="3" style:num-suffix="." style:num-format="i" text:start-value="1">
        <style:list-level-properties xmlns:fo="urn:oasis:names:tc:opendocument:xmlns:xsl-fo-compatible:1.0" text:space-before="1.27cm" text:min-label-width="0.6297083333333333cm" fo:text-align="left"/>
      </text:list-level-style-number>
      <text:list-level-style-number text:level="4" style:num-suffix="." style:num-format="A" style:num-letter-sync="true" text:start-value="1">
        <style:list-level-properties xmlns:fo="urn:oasis:names:tc:opendocument:xmlns:xsl-fo-compatible:1.0" text:space-before="1.8997083333333333cm" text:min-label-width="0.6314722222222222cm" fo:text-align="left"/>
      </text:list-level-style-number>
      <text:list-level-style-number text:level="5" style:num-suffix="." style:num-format="I" text:start-value="1">
        <style:list-level-properties xmlns:fo="urn:oasis:names:tc:opendocument:xmlns:xsl-fo-compatible:1.0" text:space-before="2.5311805555555558cm" text:min-label-width="0.6297083333333333cm" fo:text-align="left"/>
      </text:list-level-style-number>
      <text:list-level-style-number text:level="6" style:num-suffix="." style:num-format="1" text:start-value="1">
        <style:list-level-properties xmlns:fo="urn:oasis:names:tc:opendocument:xmlns:xsl-fo-compatible:1.0" text:space-before="3.160888888888889cm" text:min-label-width="0.6297083333333333cm" fo:text-align="left"/>
      </text:list-level-style-number>
      <text:list-level-style-number text:level="7" style:num-suffix="." style:num-format="a" style:num-letter-sync="true" text:start-value="1">
        <style:list-level-properties xmlns:fo="urn:oasis:names:tc:opendocument:xmlns:xsl-fo-compatible:1.0" text:space-before="3.7905972222222224cm" text:min-label-width="0.6297083333333333cm" fo:text-align="left"/>
      </text:list-level-style-number>
      <text:list-level-style-number text:level="8" style:num-format="" style:num-prefix="i."/>
      <text:list-level-style-number text:level="9" style:num-format="" style:num-prefix="A."/>
    </text:list-style>
    <text:list-style xmlns:text="urn:oasis:names:tc:opendocument:xmlns:text:1.0" xmlns:style="urn:oasis:names:tc:opendocument:xmlns:style:1.0" style:name="L11">
      <text:list-level-style-number text:level="1" style:num-suffix="." style:num-format="A" style:num-letter-sync="true" text:start-value="1">
        <style:list-level-properties xmlns:fo="urn:oasis:names:tc:opendocument:xmlns:xsl-fo-compatible:1.0" text:space-before="0cm" text:min-label-width="0.635cm" fo:text-align="left"/>
      </text:list-level-style-number>
      <text:list-level-style-number text:level="2" style:num-suffix="." style:num-format="1" text:start-value="1">
        <style:list-level-properties xmlns:fo="urn:oasis:names:tc:opendocument:xmlns:xsl-fo-compatible:1.0" text:space-before="0.635cm" text:min-label-width="0.635cm" fo:text-align="left"/>
      </text:list-level-style-number>
      <text:list-level-style-number text:level="3" style:num-suffix=")" style:num-format="i" text:start-value="1">
        <style:list-level-properties xmlns:fo="urn:oasis:names:tc:opendocument:xmlns:xsl-fo-compatible:1.0" text:space-before="1.27cm" text:min-label-width="0.635cm" fo:text-align="left"/>
      </text:list-level-style-number>
      <text:list-level-style-number text:level="4" style:num-suffix=")" style:num-format="1" style:num-prefix="(">
        <style:list-level-properties xmlns:fo="urn:oasis:names:tc:opendocument:xmlns:xsl-fo-compatible:1.0" text:space-before="1.9049999999999998cm" text:min-label-width="0.635cm" fo:text-align="left"/>
      </text:list-level-style-number>
      <text:list-level-style-number text:level="5" style:num-suffix=")" style:num-format="a" style:num-prefix="(">
        <style:list-level-properties xmlns:fo="urn:oasis:names:tc:opendocument:xmlns:xsl-fo-compatible:1.0" text:space-before="2.54cm" text:min-label-width="0.635cm" fo:text-align="left"/>
      </text:list-level-style-number>
      <text:list-level-style-number text:level="6" style:num-suffix=")" style:num-format="i" style:num-prefix="(">
        <style:list-level-properties xmlns:fo="urn:oasis:names:tc:opendocument:xmlns:xsl-fo-compatible:1.0" text:space-before="3.175cm" text:min-label-width="0.635cm" fo:text-align="left"/>
      </text:list-level-style-number>
      <text:list-level-style-number text:level="7" style:num-suffix="." style:num-format="1" text:start-value="1">
        <style:list-level-properties xmlns:fo="urn:oasis:names:tc:opendocument:xmlns:xsl-fo-compatible:1.0" text:space-before="3.8099999999999996cm" text:min-label-width="0.635cm" fo:text-align="left"/>
      </text:list-level-style-number>
      <text:list-level-style-number text:level="8" style:num-suffix="." style:num-format="a" style:num-letter-sync="true" text:start-value="1">
        <style:list-level-properties xmlns:fo="urn:oasis:names:tc:opendocument:xmlns:xsl-fo-compatible:1.0" text:space-before="4.445cm" text:min-label-width="0.635cm" fo:text-align="left"/>
      </text:list-level-style-number>
      <text:list-level-style-number text:level="9" style:num-suffix="." style:num-format="i" text:start-value="1">
        <style:list-level-properties xmlns:fo="urn:oasis:names:tc:opendocument:xmlns:xsl-fo-compatible:1.0" text:space-before="5.08cm" text:min-label-width="0.635cm" fo:text-align="left"/>
      </text:list-level-style-number>
    </text:list-style>
    <text:list-style xmlns:text="urn:oasis:names:tc:opendocument:xmlns:text:1.0" xmlns:style="urn:oasis:names:tc:opendocument:xmlns:style:1.0" style:name="L12">
      <text:list-level-style-number text:level="1" style:num-suffix=")" style:num-format="1" text:start-value="1">
        <style:list-level-properties xmlns:fo="urn:oasis:names:tc:opendocument:xmlns:xsl-fo-compatible:1.0" text:space-before="0cm" text:min-label-width="0.635cm" fo:text-align="left"/>
      </text:list-level-style-number>
      <text:list-level-style-number text:level="2" style:num-suffix=")" style:num-format="a" style:num-letter-sync="true" text:start-value="1">
        <style:list-level-properties xmlns:fo="urn:oasis:names:tc:opendocument:xmlns:xsl-fo-compatible:1.0" text:space-before="0.635cm" text:min-label-width="0.635cm" fo:text-align="left"/>
      </text:list-level-style-number>
      <text:list-level-style-number text:level="3" style:num-suffix=")" style:num-format="i" text:start-value="1">
        <style:list-level-properties xmlns:fo="urn:oasis:names:tc:opendocument:xmlns:xsl-fo-compatible:1.0" text:space-before="1.27cm" text:min-label-width="0.635cm" fo:text-align="left"/>
      </text:list-level-style-number>
      <text:list-level-style-number text:level="4" style:num-suffix=")" style:num-format="1" style:num-prefix="(">
        <style:list-level-properties xmlns:fo="urn:oasis:names:tc:opendocument:xmlns:xsl-fo-compatible:1.0" text:space-before="1.9049999999999998cm" text:min-label-width="0.635cm" fo:text-align="left"/>
      </text:list-level-style-number>
      <text:list-level-style-number text:level="5" style:num-suffix=")" style:num-format="a" style:num-prefix="(">
        <style:list-level-properties xmlns:fo="urn:oasis:names:tc:opendocument:xmlns:xsl-fo-compatible:1.0" text:space-before="2.54cm" text:min-label-width="0.635cm" fo:text-align="left"/>
      </text:list-level-style-number>
      <text:list-level-style-number text:level="6" style:num-suffix=")" style:num-format="i" style:num-prefix="(">
        <style:list-level-properties xmlns:fo="urn:oasis:names:tc:opendocument:xmlns:xsl-fo-compatible:1.0" text:space-before="3.175cm" text:min-label-width="0.635cm" fo:text-align="left"/>
      </text:list-level-style-number>
      <text:list-level-style-number text:level="7" style:num-suffix="." style:num-format="1" text:start-value="1">
        <style:list-level-properties xmlns:fo="urn:oasis:names:tc:opendocument:xmlns:xsl-fo-compatible:1.0" text:space-before="3.8099999999999996cm" text:min-label-width="0.635cm" fo:text-align="left"/>
      </text:list-level-style-number>
      <text:list-level-style-number text:level="8" style:num-suffix="." style:num-format="a" style:num-letter-sync="true" text:start-value="1">
        <style:list-level-properties xmlns:fo="urn:oasis:names:tc:opendocument:xmlns:xsl-fo-compatible:1.0" text:space-before="4.445cm" text:min-label-width="0.635cm" fo:text-align="left"/>
      </text:list-level-style-number>
      <text:list-level-style-number text:level="9" style:num-suffix="." style:num-format="i" text:start-value="1">
        <style:list-level-properties xmlns:fo="urn:oasis:names:tc:opendocument:xmlns:xsl-fo-compatible:1.0" text:space-before="5.08cm" text:min-label-width="0.635cm" fo:text-align="left"/>
      </text:list-level-style-number>
    </text:list-style>
    <text:list-style xmlns:text="urn:oasis:names:tc:opendocument:xmlns:text:1.0" xmlns:style="urn:oasis:names:tc:opendocument:xmlns:style:1.0" style:name="L13">
      <text:list-level-style-number text:level="1" style:num-suffix="." style:num-format="1" text:start-value="1">
        <style:list-level-properties xmlns:fo="urn:oasis:names:tc:opendocument:xmlns:xsl-fo-compatible:1.0" text:space-before="0cm" text:min-label-width="0.6297083333333333cm" fo:text-align="left"/>
      </text:list-level-style-number>
      <text:list-level-style-number text:level="2" style:num-suffix="." style:num-format="a" style:num-letter-sync="true" text:start-value="1">
        <style:list-level-properties xmlns:fo="urn:oasis:names:tc:opendocument:xmlns:xsl-fo-compatible:1.0" text:space-before="0.6297083333333333cm" text:min-label-width="0.6402916666666667cm" fo:text-align="left"/>
      </text:list-level-style-number>
      <text:list-level-style-number text:level="3" style:num-suffix="." style:num-format="i" text:start-value="1">
        <style:list-level-properties xmlns:fo="urn:oasis:names:tc:opendocument:xmlns:xsl-fo-compatible:1.0" text:space-before="1.27cm" text:min-label-width="0.6297083333333333cm" fo:text-align="left"/>
      </text:list-level-style-number>
      <text:list-level-style-number text:level="4" style:num-suffix="." style:num-format="A" style:num-letter-sync="true" text:start-value="1">
        <style:list-level-properties xmlns:fo="urn:oasis:names:tc:opendocument:xmlns:xsl-fo-compatible:1.0" text:space-before="1.8997083333333333cm" text:min-label-width="0.6314722222222222cm" fo:text-align="left"/>
      </text:list-level-style-number>
      <text:list-level-style-number text:level="5" style:num-suffix="." style:num-format="I" text:start-value="1">
        <style:list-level-properties xmlns:fo="urn:oasis:names:tc:opendocument:xmlns:xsl-fo-compatible:1.0" text:space-before="2.5311805555555558cm" text:min-label-width="0.6297083333333333cm" fo:text-align="left"/>
      </text:list-level-style-number>
      <text:list-level-style-number text:level="6" style:num-suffix="." style:num-format="1" text:start-value="1">
        <style:list-level-properties xmlns:fo="urn:oasis:names:tc:opendocument:xmlns:xsl-fo-compatible:1.0" text:space-before="3.160888888888889cm" text:min-label-width="0.6297083333333333cm" fo:text-align="left"/>
      </text:list-level-style-number>
      <text:list-level-style-number text:level="7" style:num-suffix="." style:num-format="a" style:num-letter-sync="true" text:start-value="1">
        <style:list-level-properties xmlns:fo="urn:oasis:names:tc:opendocument:xmlns:xsl-fo-compatible:1.0" text:space-before="3.7905972222222224cm" text:min-label-width="0.6297083333333333cm" fo:text-align="left"/>
      </text:list-level-style-number>
      <text:list-level-style-number text:level="8" style:num-format="" style:num-prefix="i."/>
      <text:list-level-style-number text:level="9" style:num-format="" style:num-prefix="A."/>
    </text:list-style>
    <text:list-style xmlns:text="urn:oasis:names:tc:opendocument:xmlns:text:1.0" xmlns:style="urn:oasis:names:tc:opendocument:xmlns:style:1.0" style:name="L14">
      <text:list-level-style-number text:level="1" style:num-suffix="." style:num-format="1" text:start-value="1">
        <style:list-level-properties xmlns:fo="urn:oasis:names:tc:opendocument:xmlns:xsl-fo-compatible:1.0" text:space-before="0cm" text:min-label-width="0.6297083333333333cm" fo:text-align="left"/>
      </text:list-level-style-number>
      <text:list-level-style-number text:level="2" style:num-suffix="." style:num-format="a" style:num-letter-sync="true" text:start-value="1">
        <style:list-level-properties xmlns:fo="urn:oasis:names:tc:opendocument:xmlns:xsl-fo-compatible:1.0" text:space-before="0.635cm" text:min-label-width="0.635cm" fo:text-align="left"/>
      </text:list-level-style-number>
      <text:list-level-style-number text:level="3" style:num-suffix="." style:num-format="i" text:start-value="1">
        <style:list-level-properties xmlns:fo="urn:oasis:names:tc:opendocument:xmlns:xsl-fo-compatible:1.0" text:space-before="1.27cm" text:min-label-width="0.6297083333333333cm" fo:text-align="left"/>
      </text:list-level-style-number>
      <text:list-level-style-number text:level="4" style:num-suffix="." style:num-format="A" style:num-letter-sync="true" text:start-value="1">
        <style:list-level-properties xmlns:fo="urn:oasis:names:tc:opendocument:xmlns:xsl-fo-compatible:1.0" text:space-before="1.8997083333333333cm" text:min-label-width="0.6314722222222222cm" fo:text-align="left"/>
      </text:list-level-style-number>
      <text:list-level-style-number text:level="5" style:num-suffix="." style:num-format="I" text:start-value="1">
        <style:list-level-properties xmlns:fo="urn:oasis:names:tc:opendocument:xmlns:xsl-fo-compatible:1.0" text:space-before="2.5311805555555558cm" text:min-label-width="0.6297083333333333cm" fo:text-align="left"/>
      </text:list-level-style-number>
      <text:list-level-style-number text:level="6" style:num-suffix="." style:num-format="1" text:start-value="1">
        <style:list-level-properties xmlns:fo="urn:oasis:names:tc:opendocument:xmlns:xsl-fo-compatible:1.0" text:space-before="3.160888888888889cm" text:min-label-width="0.6297083333333333cm" fo:text-align="left"/>
      </text:list-level-style-number>
      <text:list-level-style-number text:level="7" style:num-suffix="." style:num-format="a" style:num-letter-sync="true" text:start-value="1">
        <style:list-level-properties xmlns:fo="urn:oasis:names:tc:opendocument:xmlns:xsl-fo-compatible:1.0" text:space-before="3.7905972222222224cm" text:min-label-width="0.6297083333333333cm" fo:text-align="left"/>
      </text:list-level-style-number>
      <text:list-level-style-number text:level="8" style:num-format="" style:num-prefix="i."/>
      <text:list-level-style-number text:level="9" style:num-format="" style:num-prefix="A."/>
    </text:list-style>
    <text:list-style xmlns:text="urn:oasis:names:tc:opendocument:xmlns:text:1.0" xmlns:style="urn:oasis:names:tc:opendocument:xmlns:style:1.0" style:name="L15">
      <text:list-level-style-number text:level="1" style:num-suffix="." style:num-format="1" text:start-value="1">
        <style:list-level-properties xmlns:fo="urn:oasis:names:tc:opendocument:xmlns:xsl-fo-compatible:1.0" text:space-before="0cm" text:min-label-width="0.6297083333333333cm" fo:text-align="left"/>
      </text:list-level-style-number>
      <text:list-level-style-number text:level="2" style:num-suffix="." style:num-format="a" style:num-letter-sync="true" text:start-value="1">
        <style:list-level-properties xmlns:fo="urn:oasis:names:tc:opendocument:xmlns:xsl-fo-compatible:1.0" text:space-before="0.6297083333333333cm" text:min-label-width="0.6402916666666667cm" fo:text-align="left"/>
      </text:list-level-style-number>
      <text:list-level-style-number text:level="3" style:num-suffix="." style:num-format="i" text:start-value="1">
        <style:list-level-properties xmlns:fo="urn:oasis:names:tc:opendocument:xmlns:xsl-fo-compatible:1.0" text:space-before="1.27cm" text:min-label-width="0.6297083333333333cm" fo:text-align="left"/>
      </text:list-level-style-number>
      <text:list-level-style-number text:level="4" style:num-suffix="." style:num-format="A" style:num-letter-sync="true" text:start-value="1">
        <style:list-level-properties xmlns:fo="urn:oasis:names:tc:opendocument:xmlns:xsl-fo-compatible:1.0" text:space-before="1.8997083333333333cm" text:min-label-width="0.6314722222222222cm" fo:text-align="left"/>
      </text:list-level-style-number>
      <text:list-level-style-number text:level="5" style:num-suffix="." style:num-format="I" text:start-value="1">
        <style:list-level-properties xmlns:fo="urn:oasis:names:tc:opendocument:xmlns:xsl-fo-compatible:1.0" text:space-before="2.5311805555555558cm" text:min-label-width="0.6297083333333333cm" fo:text-align="left"/>
      </text:list-level-style-number>
      <text:list-level-style-number text:level="6" style:num-suffix="." style:num-format="1" text:start-value="1">
        <style:list-level-properties xmlns:fo="urn:oasis:names:tc:opendocument:xmlns:xsl-fo-compatible:1.0" text:space-before="3.160888888888889cm" text:min-label-width="0.6297083333333333cm" fo:text-align="left"/>
      </text:list-level-style-number>
      <text:list-level-style-number text:level="7" style:num-suffix="." style:num-format="a" style:num-letter-sync="true" text:start-value="1">
        <style:list-level-properties xmlns:fo="urn:oasis:names:tc:opendocument:xmlns:xsl-fo-compatible:1.0" text:space-before="3.7905972222222224cm" text:min-label-width="0.6297083333333333cm" fo:text-align="left"/>
      </text:list-level-style-number>
      <text:list-level-style-number text:level="8" style:num-format="" style:num-prefix="i."/>
      <text:list-level-style-number text:level="9" style:num-format="" style:num-prefix="A."/>
    </text:list-style>
    <text:list-style xmlns:text="urn:oasis:names:tc:opendocument:xmlns:text:1.0" xmlns:style="urn:oasis:names:tc:opendocument:xmlns:style:1.0" style:name="L16">
      <text:list-level-style-number text:level="1" style:num-suffix="." style:num-format="1" text:start-value="1">
        <style:list-level-properties xmlns:fo="urn:oasis:names:tc:opendocument:xmlns:xsl-fo-compatible:1.0" text:space-before="0cm" text:min-label-width="0.6297083333333333cm" fo:text-align="left"/>
      </text:list-level-style-number>
      <text:list-level-style-number text:level="2" style:num-suffix="." style:num-format="a" style:num-letter-sync="true" text:start-value="1">
        <style:list-level-properties xmlns:fo="urn:oasis:names:tc:opendocument:xmlns:xsl-fo-compatible:1.0" text:space-before="0.6297083333333333cm" text:min-label-width="0.6402916666666667cm" fo:text-align="left"/>
      </text:list-level-style-number>
      <text:list-level-style-number text:level="3" style:num-suffix="." style:num-format="i" text:start-value="1">
        <style:list-level-properties xmlns:fo="urn:oasis:names:tc:opendocument:xmlns:xsl-fo-compatible:1.0" text:space-before="1.27cm" text:min-label-width="0.6297083333333333cm" fo:text-align="left"/>
      </text:list-level-style-number>
      <text:list-level-style-number text:level="4" style:num-suffix="." style:num-format="A" style:num-letter-sync="true" text:start-value="1">
        <style:list-level-properties xmlns:fo="urn:oasis:names:tc:opendocument:xmlns:xsl-fo-compatible:1.0" text:space-before="1.8997083333333333cm" text:min-label-width="0.6314722222222222cm" fo:text-align="left"/>
      </text:list-level-style-number>
      <text:list-level-style-number text:level="5" style:num-suffix="." style:num-format="I" text:start-value="1">
        <style:list-level-properties xmlns:fo="urn:oasis:names:tc:opendocument:xmlns:xsl-fo-compatible:1.0" text:space-before="2.5311805555555558cm" text:min-label-width="0.6297083333333333cm" fo:text-align="left"/>
      </text:list-level-style-number>
      <text:list-level-style-number text:level="6" style:num-suffix="." style:num-format="1" text:start-value="1">
        <style:list-level-properties xmlns:fo="urn:oasis:names:tc:opendocument:xmlns:xsl-fo-compatible:1.0" text:space-before="3.160888888888889cm" text:min-label-width="0.6297083333333333cm" fo:text-align="left"/>
      </text:list-level-style-number>
      <text:list-level-style-number text:level="7" style:num-suffix="." style:num-format="a" style:num-letter-sync="true" text:start-value="1">
        <style:list-level-properties xmlns:fo="urn:oasis:names:tc:opendocument:xmlns:xsl-fo-compatible:1.0" text:space-before="3.7905972222222224cm" text:min-label-width="0.6297083333333333cm" fo:text-align="left"/>
      </text:list-level-style-number>
      <text:list-level-style-number text:level="8" style:num-format="" style:num-prefix="i."/>
      <text:list-level-style-number text:level="9" style:num-format="" style:num-prefix="A."/>
    </text:list-style>
    <text:list-style xmlns:text="urn:oasis:names:tc:opendocument:xmlns:text:1.0" xmlns:style="urn:oasis:names:tc:opendocument:xmlns:style:1.0" style:name="L17">
      <text:list-level-style-number text:level="1" style:num-suffix="." style:num-format="1" text:start-value="1">
        <style:list-level-properties xmlns:fo="urn:oasis:names:tc:opendocument:xmlns:xsl-fo-compatible:1.0" text:space-before="0cm" text:min-label-width="0.6297083333333333cm" fo:text-align="left"/>
      </text:list-level-style-number>
      <text:list-level-style-number text:level="2" style:num-suffix="." style:num-format="a" style:num-letter-sync="true" text:start-value="1">
        <style:list-level-properties xmlns:fo="urn:oasis:names:tc:opendocument:xmlns:xsl-fo-compatible:1.0" text:space-before="0.6297083333333333cm" text:min-label-width="0.6402916666666667cm" fo:text-align="left"/>
      </text:list-level-style-number>
      <text:list-level-style-number text:level="3" style:num-suffix="." style:num-format="i" text:start-value="1">
        <style:list-level-properties xmlns:fo="urn:oasis:names:tc:opendocument:xmlns:xsl-fo-compatible:1.0" text:space-before="1.27cm" text:min-label-width="0.6297083333333333cm" fo:text-align="left"/>
      </text:list-level-style-number>
      <text:list-level-style-number text:level="4" style:num-suffix="." style:num-format="A" style:num-letter-sync="true" text:start-value="1">
        <style:list-level-properties xmlns:fo="urn:oasis:names:tc:opendocument:xmlns:xsl-fo-compatible:1.0" text:space-before="1.8997083333333333cm" text:min-label-width="0.6314722222222222cm" fo:text-align="left"/>
      </text:list-level-style-number>
      <text:list-level-style-number text:level="5" style:num-suffix="." style:num-format="I" text:start-value="1">
        <style:list-level-properties xmlns:fo="urn:oasis:names:tc:opendocument:xmlns:xsl-fo-compatible:1.0" text:space-before="2.5311805555555558cm" text:min-label-width="0.6297083333333333cm" fo:text-align="left"/>
      </text:list-level-style-number>
      <text:list-level-style-number text:level="6" style:num-suffix="." style:num-format="1" text:start-value="1">
        <style:list-level-properties xmlns:fo="urn:oasis:names:tc:opendocument:xmlns:xsl-fo-compatible:1.0" text:space-before="3.160888888888889cm" text:min-label-width="0.6297083333333333cm" fo:text-align="left"/>
      </text:list-level-style-number>
      <text:list-level-style-number text:level="7" style:num-suffix="." style:num-format="a" style:num-letter-sync="true" text:start-value="1">
        <style:list-level-properties xmlns:fo="urn:oasis:names:tc:opendocument:xmlns:xsl-fo-compatible:1.0" text:space-before="3.7905972222222224cm" text:min-label-width="0.6297083333333333cm" fo:text-align="left"/>
      </text:list-level-style-number>
      <text:list-level-style-number text:level="8" style:num-format="" style:num-prefix="i."/>
      <text:list-level-style-number text:level="9" style:num-format="" style:num-prefix="A."/>
    </text:list-style>
    <text:list-style xmlns:text="urn:oasis:names:tc:opendocument:xmlns:text:1.0" xmlns:style="urn:oasis:names:tc:opendocument:xmlns:style:1.0" style:name="L18">
      <text:list-level-style-number text:level="1" style:num-suffix="." style:num-format="1" text:start-value="1">
        <style:list-level-properties xmlns:fo="urn:oasis:names:tc:opendocument:xmlns:xsl-fo-compatible:1.0" text:space-before="0cm" text:min-label-width="0.6297083333333333cm" fo:text-align="left"/>
      </text:list-level-style-number>
      <text:list-level-style-number text:level="2" style:num-suffix="." style:num-format="a" style:num-letter-sync="true" text:start-value="1">
        <style:list-level-properties xmlns:fo="urn:oasis:names:tc:opendocument:xmlns:xsl-fo-compatible:1.0" text:space-before="0.6297083333333333cm" text:min-label-width="0.6402916666666667cm" fo:text-align="left"/>
      </text:list-level-style-number>
      <text:list-level-style-number text:level="3" style:num-suffix="." style:num-format="i" text:start-value="1">
        <style:list-level-properties xmlns:fo="urn:oasis:names:tc:opendocument:xmlns:xsl-fo-compatible:1.0" text:space-before="1.27cm" text:min-label-width="0.6297083333333333cm" fo:text-align="left"/>
      </text:list-level-style-number>
      <text:list-level-style-number text:level="4" style:num-suffix="." style:num-format="A" style:num-letter-sync="true" text:start-value="1">
        <style:list-level-properties xmlns:fo="urn:oasis:names:tc:opendocument:xmlns:xsl-fo-compatible:1.0" text:space-before="1.8997083333333333cm" text:min-label-width="0.6314722222222222cm" fo:text-align="left"/>
      </text:list-level-style-number>
      <text:list-level-style-number text:level="5" style:num-suffix="." style:num-format="I" text:start-value="1">
        <style:list-level-properties xmlns:fo="urn:oasis:names:tc:opendocument:xmlns:xsl-fo-compatible:1.0" text:space-before="2.5311805555555558cm" text:min-label-width="0.6297083333333333cm" fo:text-align="left"/>
      </text:list-level-style-number>
      <text:list-level-style-number text:level="6" style:num-suffix="." style:num-format="1" text:start-value="1">
        <style:list-level-properties xmlns:fo="urn:oasis:names:tc:opendocument:xmlns:xsl-fo-compatible:1.0" text:space-before="3.160888888888889cm" text:min-label-width="0.6297083333333333cm" fo:text-align="left"/>
      </text:list-level-style-number>
      <text:list-level-style-number text:level="7" style:num-suffix="." style:num-format="a" style:num-letter-sync="true" text:start-value="1">
        <style:list-level-properties xmlns:fo="urn:oasis:names:tc:opendocument:xmlns:xsl-fo-compatible:1.0" text:space-before="3.7905972222222224cm" text:min-label-width="0.6297083333333333cm" fo:text-align="left"/>
      </text:list-level-style-number>
      <text:list-level-style-number text:level="8" style:num-format="" style:num-prefix="i."/>
      <text:list-level-style-number text:level="9" style:num-format="" style:num-prefix="A."/>
    </text:list-style>
    <text:list-style xmlns:text="urn:oasis:names:tc:opendocument:xmlns:text:1.0" xmlns:style="urn:oasis:names:tc:opendocument:xmlns:style:1.0" style:name="L19">
      <text:list-level-style-number text:level="1" style:num-suffix="." style:num-format="1" text:start-value="1">
        <style:list-level-properties xmlns:fo="urn:oasis:names:tc:opendocument:xmlns:xsl-fo-compatible:1.0" text:space-before="0cm" text:min-label-width="0.6297083333333333cm" fo:text-align="left"/>
      </text:list-level-style-number>
      <text:list-level-style-number text:level="2" style:num-suffix="." style:num-format="a" style:num-letter-sync="true" text:start-value="1">
        <style:list-level-properties xmlns:fo="urn:oasis:names:tc:opendocument:xmlns:xsl-fo-compatible:1.0" text:space-before="0.6297083333333333cm" text:min-label-width="0.6402916666666667cm" fo:text-align="left"/>
      </text:list-level-style-number>
      <text:list-level-style-number text:level="3" style:num-suffix="." style:num-format="i" text:start-value="1">
        <style:list-level-properties xmlns:fo="urn:oasis:names:tc:opendocument:xmlns:xsl-fo-compatible:1.0" text:space-before="1.27cm" text:min-label-width="0.6297083333333333cm" fo:text-align="left"/>
      </text:list-level-style-number>
      <text:list-level-style-number text:level="4" style:num-suffix="." style:num-format="A" style:num-letter-sync="true" text:start-value="1">
        <style:list-level-properties xmlns:fo="urn:oasis:names:tc:opendocument:xmlns:xsl-fo-compatible:1.0" text:space-before="1.8997083333333333cm" text:min-label-width="0.6314722222222222cm" fo:text-align="left"/>
      </text:list-level-style-number>
      <text:list-level-style-number text:level="5" style:num-suffix="." style:num-format="I" text:start-value="1">
        <style:list-level-properties xmlns:fo="urn:oasis:names:tc:opendocument:xmlns:xsl-fo-compatible:1.0" text:space-before="2.5311805555555558cm" text:min-label-width="0.6297083333333333cm" fo:text-align="left"/>
      </text:list-level-style-number>
      <text:list-level-style-number text:level="6" style:num-suffix="." style:num-format="1" text:start-value="1">
        <style:list-level-properties xmlns:fo="urn:oasis:names:tc:opendocument:xmlns:xsl-fo-compatible:1.0" text:space-before="3.160888888888889cm" text:min-label-width="0.6297083333333333cm" fo:text-align="left"/>
      </text:list-level-style-number>
      <text:list-level-style-number text:level="7" style:num-suffix="." style:num-format="a" style:num-letter-sync="true" text:start-value="1">
        <style:list-level-properties xmlns:fo="urn:oasis:names:tc:opendocument:xmlns:xsl-fo-compatible:1.0" text:space-before="3.7905972222222224cm" text:min-label-width="0.6297083333333333cm" fo:text-align="left"/>
      </text:list-level-style-number>
      <text:list-level-style-number text:level="8" style:num-format="" style:num-prefix="i."/>
      <text:list-level-style-number text:level="9" style:num-format="" style:num-prefix="A."/>
    </text:list-style>
    <text:list-style xmlns:text="urn:oasis:names:tc:opendocument:xmlns:text:1.0" xmlns:style="urn:oasis:names:tc:opendocument:xmlns:style:1.0" style:name="L20">
      <text:list-level-style-bullet text:level="1" text:style-name="BulletSymbol" text:bullet-char="">
        <style:list-level-properties xmlns:fo="urn:oasis:names:tc:opendocument:xmlns:xsl-fo-compatible:1.0" text:space-before="0cm" text:min-label-width="0.635cm" fo:text-align="left"/>
        <style:text-properties style:font-name="Symbol"/>
      </text:list-level-style-bullet>
      <text:list-level-style-bullet text:level="2" text:bullet-char="○">
        <style:list-level-properties xmlns:fo="urn:oasis:names:tc:opendocument:xmlns:xsl-fo-compatible:1.0" text:space-before="1.9049999999999998cm" text:min-label-width="0.635cm" fo:text-align="left"/>
        <style:text-properties style:font-name="Courier New"/>
      </text:list-level-style-bullet>
      <text:list-level-style-bullet text:level="3" text:bullet-char="">
        <style:list-level-properties xmlns:fo="urn:oasis:names:tc:opendocument:xmlns:xsl-fo-compatible:1.0" text:space-before="3.175cm" text:min-label-width="0.635cm" fo:text-align="left"/>
        <style:text-properties style:font-name="Wingdings"/>
      </text:list-level-style-bullet>
      <text:list-level-style-bullet text:level="4" text:style-name="BulletSymbol" text:bullet-char="">
        <style:list-level-properties xmlns:fo="urn:oasis:names:tc:opendocument:xmlns:xsl-fo-compatible:1.0" text:space-before="4.445cm" text:min-label-width="0.635cm" fo:text-align="left"/>
        <style:text-properties style:font-name="Symbol"/>
      </text:list-level-style-bullet>
      <text:list-level-style-bullet text:level="5" text:bullet-char="○">
        <style:list-level-properties xmlns:fo="urn:oasis:names:tc:opendocument:xmlns:xsl-fo-compatible:1.0" text:space-before="5.715cm" text:min-label-width="0.635cm" fo:text-align="left"/>
        <style:text-properties style:font-name="Courier New"/>
      </text:list-level-style-bullet>
      <text:list-level-style-bullet text:level="6" text:bullet-char="">
        <style:list-level-properties xmlns:fo="urn:oasis:names:tc:opendocument:xmlns:xsl-fo-compatible:1.0" text:space-before="6.984999999999999cm" text:min-label-width="0.635cm" fo:text-align="left"/>
        <style:text-properties style:font-name="Wingdings"/>
      </text:list-level-style-bullet>
      <text:list-level-style-bullet text:level="7" text:style-name="BulletSymbol" text:bullet-char="">
        <style:list-level-properties xmlns:fo="urn:oasis:names:tc:opendocument:xmlns:xsl-fo-compatible:1.0" text:space-before="8.255cm" text:min-label-width="0.635cm" fo:text-align="left"/>
        <style:text-properties style:font-name="Symbol"/>
      </text:list-level-style-bullet>
      <text:list-level-style-bullet text:level="8" text:bullet-char="○">
        <style:list-level-properties xmlns:fo="urn:oasis:names:tc:opendocument:xmlns:xsl-fo-compatible:1.0" text:space-before="9.525cm" text:min-label-width="0.635cm" fo:text-align="left"/>
        <style:text-properties style:font-name="Courier New"/>
      </text:list-level-style-bullet>
      <text:list-level-style-bullet text:level="9" text:bullet-char="">
        <style:list-level-properties xmlns:fo="urn:oasis:names:tc:opendocument:xmlns:xsl-fo-compatible:1.0" text:space-before="10.795cm" text:min-label-width="0.635cm" fo:text-align="left"/>
        <style:text-properties style:font-name="Wingdings"/>
      </text:list-level-style-bullet>
    </text:list-style>
    <style:style xmlns:style="urn:oasis:names:tc:opendocument:xmlns:style:1.0" style:name="id0x3de2350" style:family="paragraph" style:parent-style-name="Normal">
      <style:paragraph-properties xmlns:fo="urn:oasis:names:tc:opendocument:xmlns:xsl-fo-compatible:1.0" style:tab-stop-distance="1.27cm" fo:margin-left="0cm" fo:text-indent="0cm" fo:margin-right="0cm" fo:widows="2" fo:orphans="2"/>
    </style:style>
    <style:style xmlns:style="urn:oasis:names:tc:opendocument:xmlns:style:1.0" style:name="id0x3de2490" style:family="text">
      <style:text-properties style:font-name-complex="Times New Roman"/>
    </style:style>
    <style:style xmlns:style="urn:oasis:names:tc:opendocument:xmlns:style:1.0" style:name="id0x3de2620" style:family="paragraph" style:parent-style-name="Normal">
      <style:paragraph-properties xmlns:fo="urn:oasis:names:tc:opendocument:xmlns:xsl-fo-compatible:1.0" style:tab-stop-distance="1.27cm" fo:margin-left="0cm" fo:text-indent="0cm" fo:margin-right="0cm" fo:widows="2" fo:orphans="2"/>
    </style:style>
    <style:style xmlns:style="urn:oasis:names:tc:opendocument:xmlns:style:1.0" style:name="id0x3de2760" style:family="text">
      <style:text-properties style:font-name-complex="Times New Roman"/>
    </style:style>
    <style:style xmlns:style="urn:oasis:names:tc:opendocument:xmlns:style:1.0" style:name="id0x3db10d0" style:family="paragraph" style:parent-style-name="Normal">
      <style:paragraph-properties xmlns:fo="urn:oasis:names:tc:opendocument:xmlns:xsl-fo-compatible:1.0" style:tab-stop-distance="1.27cm" fo:margin-left="0cm" fo:text-indent="0cm" fo:margin-right="0cm" fo:widows="2" fo:orphans="2"/>
    </style:style>
    <style:style xmlns:style="urn:oasis:names:tc:opendocument:xmlns:style:1.0" style:name="id0x3db1210" style:family="text">
      <style:text-properties style:font-name-complex="Times New Roman"/>
    </style:style>
    <style:style xmlns:style="urn:oasis:names:tc:opendocument:xmlns:style:1.0" style:name="id0x3db13f0" style:family="paragraph" style:parent-style-name="Normal">
      <style:paragraph-properties xmlns:fo="urn:oasis:names:tc:opendocument:xmlns:xsl-fo-compatible:1.0" style:tab-stop-distance="1.27cm" fo:margin-left="0cm" fo:text-indent="0cm" fo:margin-right="0cm" fo:widows="2" fo:orphans="2"/>
    </style:style>
    <style:style xmlns:style="urn:oasis:names:tc:opendocument:xmlns:style:1.0" style:name="id0x3db1530" style:family="text">
      <style:text-properties style:font-name-complex="Times New Roman"/>
    </style:style>
    <style:style xmlns:style="urn:oasis:names:tc:opendocument:xmlns:style:1.0" style:name="HiddenParagraph" style:family="paragraph" style:parent-style-name="Standard">
      <style:text-properties xmlns:fo="urn:oasis:names:tc:opendocument:xmlns:xsl-fo-compatible:1.0" fo:font-size="2pt" style:font-size-asian="2pt" style:font-size-complex="2pt"/>
    </style:style>
  </office:automatic-styles>
  <office:body>
    <office:text>
      <text:user-field-decls xmlns:text="urn:oasis:names:tc:opendocument:xmlns:text:1.0"/>
      <text:p xmlns:text="urn:oasis:names:tc:opendocument:xmlns:text:1.0" text:style-name="id0x89c6530"><text:span text:style-name="id0x8a5d710">MICROSOFT PRE-RELEASE SOFTWARE LICENSE TERMS</text:span></text:p>
      <text:p xmlns:text="urn:oasis:names:tc:opendocument:xmlns:text:1.0" text:style-name="id0x8a61a40"><text:span text:style-name="id0x8a621c0">MICRO</text:span><text:span text:style-name="id0x8a62580">SOFT OFFICE VISUALIZATION TOOL<text:s text:c="2"/>(Codename)<text:s text:c="3"/></text:span><text:span text:style-name="id0x8a67c20">NE </text:span></text:p>
      <text:p xmlns:text="urn:oasis:names:tc:opendocument:xmlns:text:1.0" text:style-name="id0x8a684e0"><text:span text:style-name="id0x8d4bae0">These license terms are an agreement between Microsoft Corporation (or based on where you live, one of its affiliates) and you. Please read them. They apply to the pre-release software named above, which includes the media on which you received it, if any. The terms also apply to any Microsoft</text:span></text:p>
      <text:list xmlns:text="urn:oasis:names:tc:opendocument:xmlns:text:1.0" text:style-name="L2" text:continue-numbering="true">
        <text:list-item>
          <text:p text:style-name="id0x8d4bd60"><text:span text:style-name="id0x8d4c350">updates,</text:span></text:p>
        </text:list-item>
        <text:list-item>
          <text:p text:style-name="id0x8d4c530"><text:span text:style-name="id0x911d950">supplements,</text:span></text:p>
        </text:list-item>
        <text:list-item>
          <text:p text:style-name="id0x911db30"><text:span text:style-name="id0x911def0">Internet-based services, and </text:span></text:p>
        </text:list-item>
        <text:list-item>
          <text:p text:style-name="id0x911e170"><text:span text:style-name="id0x911e580">support services</text:span></text:p>
        </text:list-item>
      </text:list>
      <text:p xmlns:text="urn:oasis:names:tc:opendocument:xmlns:text:1.0" text:style-name="id0x911e760"><text:span text:style-name="id0x9432ae0">for this software, unless other terms accompany those items. If so, those terms apply.</text:span></text:p>
      <text:p xmlns:text="urn:oasis:names:tc:opendocument:xmlns:text:1.0" text:style-name="id0x9432d60"><text:span text:style-name="id0x9432fe0">By using the software, you accept these terms. If you do not accept them, do not use the software.</text:span></text:p>
      <text:p xmlns:text="urn:oasis:names:tc:opendocument:xmlns:text:1.0" text:style-name="id0x94331c0"><text:span text:style-name="id0x9433490">If you comply with these license terms, you have the rights below.</text:span></text:p>
      <text:list xmlns:text="urn:oasis:names:tc:opendocument:xmlns:text:1.0" text:style-name="L17" text:continue-numbering="true">
        <text:list-item>
          <text:h text:style-name="id0x94336c0" text:outline-level="1"><text:span text:style-name="id0x95b19a0">INSTALLATION AND USE RIGHTS. </text:span></text:h>
        </text:list-item>
      </text:list>
      <text:list xmlns:text="urn:oasis:names:tc:opendocument:xmlns:text:1.0" text:style-name="L3" text:continue-numbering="true">
        <text:list-item>
          <text:p text:style-name="id0x95b1b80"><text:span text:style-name="id0x95b1f40">You may install and use any number of copies of the software on your premises to design, develop and test your programs for use with the software. </text:span></text:p>
        </text:list-item>
        <text:list-item>
          <text:p text:style-name="id0x95b2120"><text:span text:style-name="id0x95b2760">You may not test the software in a live operating environment unless Microsoft permits you to do so under another agreement.</text:span></text:p>
        </text:list-item>
      </text:list>
      <text:list xmlns:text="urn:oasis:names:tc:opendocument:xmlns:text:1.0" text:style-name="L17" text:continue-numbering="true">
        <text:list-item>
          <text:h text:style-name="id0x96239a0" text:outline-level="1"><text:span text:style-name="id0x9623c20">TERM.</text:span><text:span text:style-name="id0x9623e00"><text:s/>The term of this agreement is two years, or commercial release of the software, whichever is first.</text:span></text:h>
        </text:list-item>
        <text:list-item>
          <text:h text:style-name="id0x9624080" text:outline-level="1"><text:span text:style-name="id0x9624300">PRE-RELEASE SOFTWARE. </text:span><text:span text:style-name="id0x96244e0">This software is a pre-release version. It may not work the way a final version of the software will. We may change it for the final, commercial version. We also may not release a commercial version.</text:span></text:h>
        </text:list-item>
        <text:list-item>
          <text:h text:style-name="id0x96247b0" text:outline-level="1"><text:span text:style-name="id0x963ca90">FEEDBACK. </text:span><text:span text:style-name="id0x963cc70">If you give feedback about the software to Microsoft, you give to Microsoft, without charge, the right to use, share and commercialize your feedback in any way and for any purpose. You also give to third parties, without charge, any patent rights needed for their products, technologies and services to use or interface with any specific parts of a Microsoft software or service that includes the feedback. You will not give feedback that is subject to a license that requires Microsoft to license its software or documentation to third parties because we include your feedback in them. These rights survive this agreement.</text:span></text:h>
        </text:list-item>
        <text:list-item>
          <text:h text:style-name="id0x963cef0" text:outline-level="1"><text:span text:style-name="id0x963d170">Scope of License</text:span><text:span text:style-name="id0x963d3f0">.</text:span><text:span text:style-name="id0x963d620"><text:s/>The software is licensed, not sold. This agreement only gives you some rights to use the software. Microsoft reserves all other rights. Unless applicable law gives you more rights despite this limitation, you may use the software only as expressly permitted in this agreement. In doing so, you must comply with any technical limitations in the software that only allow you to use it in certain ways. You may not</text:span></text:h>
        </text:list-item>
      </text:list>
      <text:list xmlns:text="urn:oasis:names:tc:opendocument:xmlns:text:1.0" text:style-name="L2" text:continue-numbering="true">
        <text:list-item>
          <text:p text:style-name="id0x965e900"><text:span text:style-name="id0x965eb80">disclose the results of any benchmark tests of the software to any third party without Microsoft’s prior written approval</text:span>;</text:p>
        </text:list-item>
        <text:list-item>
          <text:p text:style-name="id0x965ee00"><text:span text:style-name="id0x965f080">work around any technical limitations in the software</text:span>;</text:p>
        </text:list-item>
        <text:list-item>
          <text:p text:style-name="id0x965f300"><text:span text:style-name="id0x965f5d0">reverse engineer, decompile or disassemble the software, except and only to the extent that applicable law expressly permits, despite this limitation</text:span>;</text:p>
        </text:list-item>
        <text:list-item>
          <text:p text:style-name="id0x96618b0"><text:span text:style-name="id0x9661b30">make more copies of the software than specified in this agreement or allowed by applicable law, despite this limitation</text:span>;</text:p>
        </text:list-item>
        <text:list-item>
          <text:p text:style-name="id0x9661db0"><text:span text:style-name="id0x9662030">publish the software for others to copy</text:span>;</text:p>
        </text:list-item>
        <text:list-item>
          <text:p text:style-name="id0x96622b0"><text:span text:style-name="id0x9662620">rent, lease or lend the software</text:span>;</text:p>
        </text:list-item>
        <text:list-item>
          <text:p text:style-name="id0x9911950"><text:span text:style-name="id0x9911bd0">transfer the software or this agreement to any third party</text:span>; or</text:p>
        </text:list-item>
        <text:list-item>
          <text:p text:style-name="id0x9911e50"><text:span text:style-name="id0x99120d0">use the software for commercial software hosting services</text:span>.</text:p>
        </text:list-item>
      </text:list>
      <text:list xmlns:text="urn:oasis:names:tc:opendocument:xmlns:text:1.0" text:style-name="L17" text:continue-numbering="true">
        <text:list-item>
          <text:h text:style-name="id0x9912350" text:outline-level="1"><text:span text:style-name="id0x9b7d860">Export Restrictions</text:span><text:span text:style-name="id0x9b7da90">.</text:span><text:span text:style-name="id0x9b7dc70"><text:s/>The software is subject to United States export laws and regulations. You must comply with all domestic and international export laws and regulations that apply to the software. These laws include<text:s/></text:span><text:span text:style-name="id0x9b7def0">restrictions on destinations, end users and end use. For additional information, see </text:span><text:span text:style-name="id0x9b7e260"><text:span text:style-name="id0x9b7e260">www.microsoft.com/exporting</text:span></text:span><text:span text:style-name="id0x9b7e5d0">.</text:span></text:h>
        </text:list-item>
        <text:list-item>
          <text:h text:style-name="id0x9d509a0" text:outline-level="1"><text:span text:style-name="id0x9d52490">SUPPORT SERVICES.</text:span><text:span text:style-name="id0x9d552b0"><text:s/></text:span><text:span text:style-name="id0x9d55490">Because this software is “as is,” we may not provide support services for it.</text:span></text:h>
        </text:list-item>
        <text:list-item>
          <text:h text:style-name="id0x9d64ae0" text:outline-level="1"><text:span text:style-name="id0x9d655d0">Entire Agreement.</text:span><text:span text:style-name="id0x9ee5860"><text:s/>This agreement, and the terms for supplements, updates, Internet-based services and support services that you use, are the entire agreement for the software and support services.</text:span></text:h>
        </text:list-item>
        <text:list-item>
          <text:h text:style-name="id0x9ef49f0" text:outline-level="1"><text:span text:style-name="id0x9ef4e00">Applicable Law</text:span><text:span text:style-name="id0x9ef5210">.</text:span></text:h>
        </text:list-item>
        <text:list-item>
          <text:list text:continue-numbering="true">
            <text:list-item>
              <text:h text:style-name="id0x9f29860" text:outline-level="2"><text:span text:style-name="id0x9f29ae0">United States.</text:span><text:span text:style-name="id0x9f29cc0"><text:s/>If you acquired the software in the United States, Washington state law governs the interpretation of this agreement and applies to claims for breach of it, regardless of conflict of laws principles. The laws of the state where you live govern all other claims, including claims under state consumer protection laws, unfair competition laws, and in tort.</text:span></text:h>
            </text:list-item>
            <text:list-item>
              <text:h text:style-name="id0x9f29f40" text:outline-level="2"><text:span text:style-name="id0x9f2a1c0">Outside the United States.</text:span><text:span text:style-name="id0x9f2a3a0"><text:s/>If you acquired the software in any other country, the laws of that country apply.</text:span></text:h>
            </text:list-item>
          </text:list>
        </text:list-item>
        <text:list-item>
          <text:h text:style-name="id0x9f2a670" text:outline-level="1"><text:span text:style-name="id0x9f5e9a0">Legal Effect.</text:span><text:span text:style-name="id0x9f5ebd0"><text:s/>This agreement describes certain legal rights. You may have other rights under the laws of your country. You may also have rights with respect to the party from whom you acquired the software. This agreement does not change your rights under the laws of your country if the laws of your country do not permit it to do so.</text:span></text:h>
        </text:list-item>
        <text:list-item>
          <text:h text:style-name="id0x9f5ee50" text:outline-level="1"><text:span text:style-name="id0x9f5f120">Disclaimer of Warranty.</text:span><text:span text:style-name="id0x9f5f350"><text:s/>The software is licensed “as-is.” You bear the risk of using it. Microsoft gives no express warranties, guarantees or conditions. You may have additional consumer rights under your local laws which this agreement cannot change. To the extent permitted under your local laws, Microsoft excludes the implied warranties of merchantability, fitness for a particular purpose and non-infringement.</text:span></text:h>
        </text:list-item>
        <text:list-item>
          <text:h text:style-name="id0x9f5f530" text:outline-level="1"><text:span text:style-name="id0xa0959a0">Limitation on and Exclusion of Remedies and Damages. </text:span><text:span text:style-name="id0xa095bd0">You can recover from Microsoft and its suppliers only direct damages up to U.S. $5.00. You cannot recover any other damages, including consequential, lost profits, special, indirect or incidental damages.</text:span></text:h>
        </text:list-item>
      </text:list>
      <text:p xmlns:text="urn:oasis:names:tc:opendocument:xmlns:text:1.0" text:style-name="id0xa095db0"><text:span text:style-name="id0xa096030">This limitation applies to</text:span></text:p>
      <text:list xmlns:text="urn:oasis:names:tc:opendocument:xmlns:text:1.0" text:style-name="L2" text:continue-numbering="true">
        <text:list-item>
          <text:p text:style-name="id0xa096210"><text:span text:style-name="id0xa096490">anything related to the software, services, content (including code) on third party Internet sites, or third party programs; and</text:span></text:p>
        </text:list-item>
        <text:list-item>
          <text:p text:style-name="id0xa096670"><text:span text:style-name="id0xa0f9950">claims for breach of contract, breach of warranty, guarantee or condition, strict liability, negligence, or other tort to the extent permitted by applicable law.</text:span></text:p>
        </text:list-item>
      </text:list>
      <text:p xmlns:text="urn:oasis:names:tc:opendocument:xmlns:text:1.0" text:style-name="id0xa0f9b30"><text:span text:style-name="id0xa0f9db0">It also applies even if Microsoft knew or should have known about the possibility of the damages. The above limitation or exclusion may not apply to you because your country may not allow the exclusion or limitation of incidental, consequential or other damages.</text:span></text:p>
      <text:p xmlns:text="urn:oasis:names:tc:opendocument:xmlns:text:1.0" text:style-name="id0xa0f9f90"><text:span text:style-name="id0xa0fa3a0">Please note: As this software is distributed in Quebec, Canada, some of the clauses in this agreement are provided below in French.</text:span></text:p>
      <text:p xmlns:text="urn:oasis:names:tc:opendocument:xmlns:text:1.0" text:style-name="id0xa47fae0"><text:span text:style-name="id0xa47fdb0">Remarque : Ce logiciel étant distribué au Québec, Canada, certaines des clauses dans ce contrat sont fournies ci-dessous en français.</text:span></text:p>
      <text:p xmlns:text="urn:oasis:names:tc:opendocument:xmlns:text:1.0" text:style-name="id0xa4800d0"><text:span text:style-name="id0xa480620">EXONÉRATION DE GARANTIE.</text:span><text:span text:style-name="id0xa492c70"><text:s/>Le logiciel visé par une licence est offert « tel quel ». Toute utilisation de ce logiciel est à votre seule risque et péril. Microsoft n’accorde aucune autre garantie expresse. Vous pouvez bénéficier de droits additionnels en vertu du droit local sur la protection des consommateurs, que ce contrat ne peut modifier. La ou elles sont permises par le droit locale, les garanties implicites de qualité marchande, d’adéquation à un usage particulier et d’absence de contrefaçon sont exclues.</text:span></text:p>
      <text:p xmlns:text="urn:oasis:names:tc:opendocument:xmlns:text:1.0" text:style-name="id0xa492e50"><text:span text:style-name="id0xa4be900">LIMITATION DES DOMMAGES-INTÉRÊTS ET EXCLUSION DE RESPONSABILITÉ POUR LES DOMMAGES.</text:span><text:span text:style-name="id0xa4beb80"><text:s/>Vous pouvez obtenir de Microsoft et de ses fournisseurs une indemnisation en cas de dommages directs uniquement à hauteur de 5,00 $ US. Vous ne pouvez prétendre à aucune indemnisation pour les autres dommages, y compris les dommages spéciaux, indirects ou accessoires et pertes de bénéfices.</text:span></text:p>
      <text:p xmlns:text="urn:oasis:names:tc:opendocument:xmlns:text:1.0" text:style-name="id0xa4bed60"><text:span text:style-name="id0xa4bf080">Cette limitation concerne :</text:span></text:p>
      <text:list xmlns:text="urn:oasis:names:tc:opendocument:xmlns:text:1.0" text:style-name="L2" text:continue-numbering="true">
        <text:list-item>
          <text:p text:style-name="id0xa4bf260"><text:span text:style-name="id0xa4bf620">tout ce qui est relié au logiciel, aux services ou au contenu (y compris le code) figurant sur des sites Internet tiers ou dans des programmes tiers ; et</text:span></text:p>
        </text:list-item>
        <text:list-item>
          <text:p text:style-name="id0xa50d9a0"><text:span text:style-name="id0xa50ddb0">les réclamations au titre de violation de contrat ou de garantie, ou au titre de responsabilité stricte, de négligence ou </text:span><text:span text:style-name="id0xa50df90">d’une autre faute dans la limite autorisée par la loi en vigueur.</text:span></text:p>
        </text:list-item>
      </text:list>
      <text:p xmlns:text="urn:oasis:names:tc:opendocument:xmlns:text:1.0" text:style-name="id0xa50e1c0"><text:span text:style-name="id0xa50e490">Elle s’applique également, même si Microsoft connaissait ou devrait connaître l’éventualité d’un tel dommage. Si votre pays n’autorise pas l’exclusion ou la limitation de responsabilité pour les dommages indirects, accessoires ou de quelque nature que ce soit, il se peut que la limitation ou l’exclusion ci-dessus ne s’appliquera pas à votre égard.</text:span></text:p>
      <text:p xmlns:text="urn:oasis:names:tc:opendocument:xmlns:text:1.0" text:style-name="id0xa50e670"><text:span text:style-name="id0xa901ae0">EFFET JURIDIQUE.</text:span><text:span text:style-name="id0xa901d60"><text:s/>Le présent contrat décrit certains droits juridiques. Vous pourriez avoir d’autres droits prévus par les lois de votre pays.<text:s/></text:span><text:span text:style-name="id0xa901f40">Le présent contrat ne modifie pas les droits que vous confèrent les lois de votre pays si celles-ci ne le permettent pas.</text:span></text:p>
    </office:text>
  </office:body>
</office:document-content>
</file>

<file path=styles.xml><?xml version="1.0" encoding="utf-8"?>
<office:document-styles xmlns:office="urn:oasis:names:tc:opendocument:xmlns:office:1.0">
  <office:font-face-decls>
    <style:font-face xmlns:style="urn:oasis:names:tc:opendocument:xmlns:style:1.0" xmlns:svg="urn:oasis:names:tc:opendocument:xmlns:svg-compatible:1.0" style:name="Symbol" svg:font-family="Symbol" style:font-charset="x-symbol" style:font-family-generic="roman" style:font-pitch="variable"/>
    <style:font-face xmlns:style="urn:oasis:names:tc:opendocument:xmlns:style:1.0" xmlns:svg="urn:oasis:names:tc:opendocument:xmlns:svg-compatible:1.0" style:name="Times New Roman" svg:font-family="Times New Roman" style:font-family-generic="roman" style:font-pitch="variable"/>
    <style:font-face xmlns:style="urn:oasis:names:tc:opendocument:xmlns:style:1.0" xmlns:svg="urn:oasis:names:tc:opendocument:xmlns:svg-compatible:1.0" style:name="Courier New" svg:font-family="Courier New" style:font-family-generic="modern" style:font-pitch="fixed"/>
    <style:font-face xmlns:style="urn:oasis:names:tc:opendocument:xmlns:style:1.0" xmlns:svg="urn:oasis:names:tc:opendocument:xmlns:svg-compatible:1.0" style:name="Wingdings" svg:font-family="Wingdings" style:font-charset="x-symbol" style:font-family-generic="system" style:font-pitch="variable"/>
    <style:font-face xmlns:style="urn:oasis:names:tc:opendocument:xmlns:style:1.0" xmlns:svg="urn:oasis:names:tc:opendocument:xmlns:svg-compatible:1.0" style:name="Trebuchet MS" svg:font-family="Trebuchet MS" style:font-family-generic="swiss" style:font-pitch="variable"/>
    <style:font-face xmlns:style="urn:oasis:names:tc:opendocument:xmlns:style:1.0" xmlns:svg="urn:oasis:names:tc:opendocument:xmlns:svg-compatible:1.0" style:name="Tahoma" svg:font-family="Tahoma" style:font-family-generic="swiss" style:font-pitch="variable"/>
    <style:font-face xmlns:style="urn:oasis:names:tc:opendocument:xmlns:style:1.0" xmlns:svg="urn:oasis:names:tc:opendocument:xmlns:svg-compatible:1.0" style:name="MS Mincho" svg:font-family="MS Mincho" style:font-family-generic="roman" style:font-pitch="fixed"/>
    <style:font-face xmlns:style="urn:oasis:names:tc:opendocument:xmlns:style:1.0" xmlns:svg="urn:oasis:names:tc:opendocument:xmlns:svg-compatible:1.0" style:name="Cambria" svg:font-family="Cambria" style:font-family-generic="roman" style:font-pitch="variable"/>
    <style:font-face xmlns:style="urn:oasis:names:tc:opendocument:xmlns:style:1.0" xmlns:svg="urn:oasis:names:tc:opendocument:xmlns:svg-compatible:1.0" style:name="Calibri" svg:font-family="Calibri" style:font-family-generic="swiss" style:font-pitch="variable"/>
    <style:font-face xmlns:style="urn:oasis:names:tc:opendocument:xmlns:style:1.0" xmlns:svg="urn:oasis:names:tc:opendocument:xmlns:svg-compatible:1.0" style:name="SimSun" svg:font-family="SimSun" style:font-family-generic="system" style:font-pitch="variable"/>
  </office:font-face-decls>
  <office:styles>
    <text:outline-style xmlns:text="urn:oasis:names:tc:opendocument:xmlns:text:1.0">
      <text:outline-level-style xmlns:style="urn:oasis:names:tc:opendocument:xmlns:style:1.0" text:level="1" style:num-suffix="." style:num-format="1">
        <style:list-level-properties xmlns:fo="urn:oasis:names:tc:opendocument:xmlns:xsl-fo-compatible:1.0" text:space-before="0cm" text:min-label-width="0.6297083333333333cm" fo:text-align="left"/>
      </text:outline-level-style>
      <text:outline-level-style xmlns:style="urn:oasis:names:tc:opendocument:xmlns:style:1.0" text:level="2" style:num-suffix="." style:num-format="a">
        <style:list-level-properties xmlns:fo="urn:oasis:names:tc:opendocument:xmlns:xsl-fo-compatible:1.0" text:space-before="0.6297083333333333cm" text:min-label-width="0.6402916666666667cm" fo:text-align="left"/>
      </text:outline-level-style>
      <text:outline-level-style xmlns:style="urn:oasis:names:tc:opendocument:xmlns:style:1.0" text:level="3" style:num-suffix="." style:num-format="i">
        <style:list-level-properties xmlns:fo="urn:oasis:names:tc:opendocument:xmlns:xsl-fo-compatible:1.0" text:space-before="1.27cm" text:min-label-width="0.6297083333333333cm" fo:text-align="left"/>
      </text:outline-level-style>
      <text:outline-level-style xmlns:style="urn:oasis:names:tc:opendocument:xmlns:style:1.0" text:level="4" style:num-suffix="." style:num-format="A">
        <style:list-level-properties xmlns:fo="urn:oasis:names:tc:opendocument:xmlns:xsl-fo-compatible:1.0" text:space-before="1.8997083333333333cm" text:min-label-width="0.6314722222222222cm" fo:text-align="left"/>
      </text:outline-level-style>
      <text:outline-level-style xmlns:style="urn:oasis:names:tc:opendocument:xmlns:style:1.0" text:level="5" style:num-suffix="." style:num-format="I">
        <style:list-level-properties xmlns:fo="urn:oasis:names:tc:opendocument:xmlns:xsl-fo-compatible:1.0" text:space-before="2.5311805555555558cm" text:min-label-width="0.6297083333333333cm" fo:text-align="left"/>
      </text:outline-level-style>
      <text:outline-level-style xmlns:style="urn:oasis:names:tc:opendocument:xmlns:style:1.0" text:level="6" style:num-suffix="." style:num-format="1">
        <style:list-level-properties xmlns:fo="urn:oasis:names:tc:opendocument:xmlns:xsl-fo-compatible:1.0" text:space-before="3.160888888888889cm" text:min-label-width="0.6297083333333333cm" fo:text-align="left"/>
      </text:outline-level-style>
      <text:outline-level-style xmlns:style="urn:oasis:names:tc:opendocument:xmlns:style:1.0" text:level="7" style:num-suffix="." style:num-format="a">
        <style:list-level-properties xmlns:fo="urn:oasis:names:tc:opendocument:xmlns:xsl-fo-compatible:1.0" text:space-before="3.7905972222222224cm" text:min-label-width="0.6297083333333333cm" fo:text-align="left"/>
      </text:outline-level-style>
      <text:outline-level-style xmlns:style="urn:oasis:names:tc:opendocument:xmlns:style:1.0" text:level="8" style:num-suffix="." style:num-format="">
        <style:list-level-properties/>
      </text:outline-level-style>
      <text:outline-level-style xmlns:style="urn:oasis:names:tc:opendocument:xmlns:style:1.0" text:level="9" style:num-suffix="." style:num-format="">
        <style:list-level-properties/>
      </text:outline-level-style>
      <text:outline-level-style xmlns:style="urn:oasis:names:tc:opendocument:xmlns:style:1.0" text:level="1" style:num-suffix="." style:num-format="A">
        <style:list-level-properties xmlns:fo="urn:oasis:names:tc:opendocument:xmlns:xsl-fo-compatible:1.0" text:space-before="0cm" text:min-label-width="0.635cm" fo:text-align="left"/>
      </text:outline-level-style>
      <text:outline-level-style xmlns:style="urn:oasis:names:tc:opendocument:xmlns:style:1.0" text:level="2" style:num-suffix="." style:num-format="1">
        <style:list-level-properties xmlns:fo="urn:oasis:names:tc:opendocument:xmlns:xsl-fo-compatible:1.0" text:space-before="0.635cm" text:min-label-width="0.635cm" fo:text-align="left"/>
      </text:outline-level-style>
    </text:outline-style>
    <style:default-style xmlns:style="urn:oasis:names:tc:opendocument:xmlns:style:1.0" style:family="paragraph">
      <style:paragraph-properties xmlns:fo="urn:oasis:names:tc:opendocument:xmlns:xsl-fo-compatible:1.0" style:tab-stop-distance="1.27cm" fo:widows="2" fo:orphans="2"/>
      <style:text-properties xmlns:fo="urn:oasis:names:tc:opendocument:xmlns:xsl-fo-compatible:1.0" style:font-name="Times New Roman" style:font-name-complex="Times New Roman" style:font-size-complex="11pt" fo:font-size="11pt" style:font-name-asian="MS Mincho" style:font-size-asian="11pt" fo:language="en" fo:country="US" style:language-complex="ar" style:country-complex="SA" style:language-asian="en" style:country-asian="US" style:use-window-font-color="true"/>
    </style:default-style>
    <style:default-style xmlns:style="urn:oasis:names:tc:opendocument:xmlns:style:1.0" style:family="text">
      <style:text-properties xmlns:fo="urn:oasis:names:tc:opendocument:xmlns:xsl-fo-compatible:1.0" style:font-name="Times New Roman" style:font-name-complex="Times New Roman" fo:font-size="11pt" style:font-size-complex="11pt" style:font-name-asian="MS Mincho" style:font-size-asian="11pt" fo:language="en" fo:country="US" style:language-complex="ar" style:country-complex="SA" style:language-asian="en" style:country-asian="US" style:use-window-font-color="true"/>
    </style:default-style>
    <style:default-style xmlns:style="urn:oasis:names:tc:opendocument:xmlns:style:1.0" style:family="table">
      <style:table-properties xmlns:table="urn:oasis:names:tc:opendocument:xmlns:table:1.0" xmlns:fo="urn:oasis:names:tc:opendocument:xmlns:xsl-fo-compatible:1.0" table:border-model="collapsing" fo:margin-left="-0.1905cm"/>
    </style:default-style>
    <style:style xmlns:style="urn:oasis:names:tc:opendocument:xmlns:style:1.0" style:name="Normal" style:display-name="Normal" style:family="paragraph">
      <style:paragraph-properties xmlns:fo="urn:oasis:names:tc:opendocument:xmlns:xsl-fo-compatible:1.0" fo:margin-top="0.21166666666666667cm" fo:margin-bottom="0.21166666666666667cm" fo:line-height="100%" fo:margin-left="0cm" fo:text-indent="0cm" fo:margin-right="0cm" fo:widows="2" fo:orphans="2"/>
      <style:text-properties xmlns:fo="urn:oasis:names:tc:opendocument:xmlns:xsl-fo-compatible:1.0" style:font-name="Tahoma" style:font-name-complex="Tahoma" style:font-size-complex="9.5pt" fo:font-size="9.5pt"/>
    </style:style>
    <style:style xmlns:style="urn:oasis:names:tc:opendocument:xmlns:style:1.0" style:name="Heading1" style:display-name="Heading 1" style:family="paragraph" style:parent-style-name="Normal" style:default-outline-level="1">
      <style:paragraph-properties xmlns:fo="urn:oasis:names:tc:opendocument:xmlns:xsl-fo-compatible:1.0" fo:margin-left="0cm" fo:text-indent="0cm" fo:margin-right="0cm" fo:widows="2" fo:orphans="2"/>
      <style:text-properties xmlns:fo="urn:oasis:names:tc:opendocument:xmlns:xsl-fo-compatible:1.0" fo:font-weight="bold" style:font-weight-complex="bold"/>
    </style:style>
    <style:style xmlns:style="urn:oasis:names:tc:opendocument:xmlns:style:1.0" style:name="Heading2" style:display-name="Heading 2" style:family="paragraph" style:parent-style-name="Normal" style:default-outline-level="2">
      <style:paragraph-properties xmlns:fo="urn:oasis:names:tc:opendocument:xmlns:xsl-fo-compatible:1.0" fo:margin-left="0cm" fo:text-indent="0cm" fo:margin-right="0cm" fo:widows="2" fo:orphans="2"/>
      <style:text-properties xmlns:fo="urn:oasis:names:tc:opendocument:xmlns:xsl-fo-compatible:1.0" fo:font-weight="bold" style:font-weight-complex="bold"/>
    </style:style>
    <style:style xmlns:style="urn:oasis:names:tc:opendocument:xmlns:style:1.0" style:name="Heading3" style:display-name="Heading 3" style:family="paragraph" style:parent-style-name="Normal" style:default-outline-level="3">
      <style:paragraph-properties xmlns:fo="urn:oasis:names:tc:opendocument:xmlns:xsl-fo-compatible:1.0" fo:margin-left="0cm" fo:text-indent="0cm" fo:margin-right="0cm" fo:widows="2" fo:orphans="2">
        <style:tab-stops>
          <style:tab-stop style:type="left" style:position="1.9cm"/>
        </style:tab-stops>
      </style:paragraph-properties>
    </style:style>
    <style:style xmlns:style="urn:oasis:names:tc:opendocument:xmlns:style:1.0" style:name="Heading4" style:display-name="Heading 4" style:family="paragraph" style:parent-style-name="Normal" style:default-outline-level="4">
      <style:paragraph-properties xmlns:fo="urn:oasis:names:tc:opendocument:xmlns:xsl-fo-compatible:1.0" fo:margin-left="0cm" fo:text-indent="0cm" fo:margin-right="0cm" fo:widows="2" fo:orphans="2"/>
    </style:style>
    <style:style xmlns:style="urn:oasis:names:tc:opendocument:xmlns:style:1.0" style:name="Heading5" style:display-name="Heading 5" style:family="paragraph" style:parent-style-name="Normal" style:default-outline-level="5">
      <style:paragraph-properties xmlns:fo="urn:oasis:names:tc:opendocument:xmlns:xsl-fo-compatible:1.0" fo:margin-left="0cm" fo:text-indent="0cm" fo:margin-right="0cm" fo:widows="2" fo:orphans="2">
        <style:tab-stops>
          <style:tab-stop style:type="left" style:position="3.161cm"/>
        </style:tab-stops>
      </style:paragraph-properties>
    </style:style>
    <style:style xmlns:style="urn:oasis:names:tc:opendocument:xmlns:style:1.0" style:name="Heading6" style:display-name="Heading 6" style:family="paragraph" style:parent-style-name="Normal" style:default-outline-level="6">
      <style:paragraph-properties xmlns:fo="urn:oasis:names:tc:opendocument:xmlns:xsl-fo-compatible:1.0" fo:margin-left="0cm" fo:text-indent="0cm" fo:margin-right="0cm" fo:widows="2" fo:orphans="2"/>
    </style:style>
    <style:style xmlns:style="urn:oasis:names:tc:opendocument:xmlns:style:1.0" style:name="Heading7" style:display-name="Heading 7" style:family="paragraph" style:parent-style-name="Normal" style:default-outline-level="7">
      <style:paragraph-properties xmlns:fo="urn:oasis:names:tc:opendocument:xmlns:xsl-fo-compatible:1.0" fo:margin-left="0cm" fo:text-indent="0cm" fo:margin-right="0cm" fo:widows="2" fo:orphans="2"/>
    </style:style>
    <style:style xmlns:style="urn:oasis:names:tc:opendocument:xmlns:style:1.0" style:name="Heading8" style:display-name="Heading 8" style:family="paragraph" style:parent-style-name="Normal" style:default-outline-level="8">
      <style:paragraph-properties xmlns:fo="urn:oasis:names:tc:opendocument:xmlns:xsl-fo-compatible:1.0" fo:margin-left="0cm" fo:text-indent="0cm" fo:margin-right="0cm" fo:widows="2" fo:orphans="2"/>
    </style:style>
    <style:style xmlns:style="urn:oasis:names:tc:opendocument:xmlns:style:1.0" style:name="Heading9" style:display-name="Heading 9" style:family="paragraph" style:parent-style-name="Normal" style:default-outline-level="9">
      <style:paragraph-properties xmlns:fo="urn:oasis:names:tc:opendocument:xmlns:xsl-fo-compatible:1.0" fo:margin-left="0cm" fo:text-indent="0cm" fo:margin-right="0cm" fo:widows="2" fo:orphans="2"/>
    </style:style>
    <style:style xmlns:style="urn:oasis:names:tc:opendocument:xmlns:style:1.0" style:name="DefaultParagraphFont" style:display-name="Default Paragraph Font" style:family="text">
      <style:text-properties/>
    </style:style>
    <style:style xmlns:style="urn:oasis:names:tc:opendocument:xmlns:style:1.0" style:name="TableNormal" style:display-name="Normal Table" style:family="table"/>
    <style:style xmlns:style="urn:oasis:names:tc:opendocument:xmlns:style:1.0" style:name="Heading1Char" style:display-name="Heading 1 Char" style:family="text" style:parent-style-name="DefaultParagraphFont">
      <style:text-properties xmlns:fo="urn:oasis:names:tc:opendocument:xmlns:xsl-fo-compatible:1.0" style:font-name="Tahoma" style:font-name-complex="none" style:font-name-asian="none" fo:font-weight="bold" style:font-weight-complex="bold" style:letter-kerning="true" style:font-size-complex="16pt" fo:font-size="16pt"/>
    </style:style>
    <style:style xmlns:style="urn:oasis:names:tc:opendocument:xmlns:style:1.0" style:name="Heading2Char" style:display-name="Heading 2 Char" style:family="text" style:parent-style-name="DefaultParagraphFont">
      <style:text-properties xmlns:fo="urn:oasis:names:tc:opendocument:xmlns:xsl-fo-compatible:1.0" style:font-name="Tahoma" style:font-name-complex="Tahoma" style:font-name-asian="MS Mincho" fo:font-weight="bold" style:font-weight-complex="bold" fo:language="en" fo:country="US" style:language-asian="en" style:country-asian="US"/>
    </style:style>
    <style:style xmlns:style="urn:oasis:names:tc:opendocument:xmlns:style:1.0" style:name="Heading3Char" style:display-name="Heading 3 Char" style:family="text" style:parent-style-name="DefaultParagraphFont">
      <style:text-properties xmlns:fo="urn:oasis:names:tc:opendocument:xmlns:xsl-fo-compatible:1.0" style:font-name="Tahoma" style:font-name-complex="none" style:font-name-asian="none" fo:font-weight="bold" style:font-weight-complex="bold" style:font-size-complex="13pt" fo:font-size="13pt"/>
    </style:style>
    <style:style xmlns:style="urn:oasis:names:tc:opendocument:xmlns:style:1.0" style:name="Heading4Char" style:display-name="Heading 4 Char" style:family="text" style:parent-style-name="DefaultParagraphFont">
      <style:text-properties xmlns:fo="urn:oasis:names:tc:opendocument:xmlns:xsl-fo-compatible:1.0" style:font-name="Tahoma" style:font-name-complex="none" style:font-name-asian="none" fo:font-weight="bold" style:font-weight-complex="bold" style:font-size-complex="14pt" fo:font-size="14pt"/>
    </style:style>
    <style:style xmlns:style="urn:oasis:names:tc:opendocument:xmlns:style:1.0" style:name="Heading5Char" style:display-name="Heading 5 Char" style:family="text" style:parent-style-name="DefaultParagraphFont">
      <style:text-properties xmlns:fo="urn:oasis:names:tc:opendocument:xmlns:xsl-fo-compatible:1.0" style:font-name="Tahoma" style:font-name-complex="none" style:font-name-asian="none" fo:font-weight="bold" style:font-weight-complex="bold" fo:font-style="italic" style:font-style-complex="italic" style:font-size-complex="13pt" fo:font-size="13pt"/>
    </style:style>
    <style:style xmlns:style="urn:oasis:names:tc:opendocument:xmlns:style:1.0" style:name="Heading6Char" style:display-name="Heading 6 Char" style:family="text" style:parent-style-name="DefaultParagraphFont">
      <style:text-properties xmlns:fo="urn:oasis:names:tc:opendocument:xmlns:xsl-fo-compatible:1.0" style:font-name="Tahoma" style:font-name-complex="none" style:font-name-asian="none" fo:font-weight="bold" style:font-weight-complex="bold"/>
    </style:style>
    <style:style xmlns:style="urn:oasis:names:tc:opendocument:xmlns:style:1.0" style:name="Heading7Char" style:display-name="Heading 7 Char" style:family="text" style:parent-style-name="DefaultParagraphFont">
      <style:text-properties xmlns:fo="urn:oasis:names:tc:opendocument:xmlns:xsl-fo-compatible:1.0" style:font-name="Tahoma" style:font-name-complex="none" style:font-name-asian="none" style:font-size-complex="12pt" fo:font-size="12pt"/>
    </style:style>
    <style:style xmlns:style="urn:oasis:names:tc:opendocument:xmlns:style:1.0" style:name="Heading8Char" style:display-name="Heading 8 Char" style:family="text" style:parent-style-name="DefaultParagraphFont">
      <style:text-properties xmlns:fo="urn:oasis:names:tc:opendocument:xmlns:xsl-fo-compatible:1.0" style:font-name="Tahoma" style:font-name-complex="none" style:font-name-asian="none" fo:font-style="italic" style:font-style-complex="italic" style:font-size-complex="12pt" fo:font-size="12pt"/>
    </style:style>
    <style:style xmlns:style="urn:oasis:names:tc:opendocument:xmlns:style:1.0" style:name="Heading9Char" style:display-name="Heading 9 Char" style:family="text" style:parent-style-name="DefaultParagraphFont">
      <style:text-properties style:font-name="Tahoma" style:font-name-complex="none" style:font-name-asian="none"/>
    </style:style>
    <style:style xmlns:style="urn:oasis:names:tc:opendocument:xmlns:style:1.0" style:name="Body1" style:display-name="Body 1" style:family="paragraph" style:parent-style-name="Normal">
      <style:paragraph-properties xmlns:fo="urn:oasis:names:tc:opendocument:xmlns:xsl-fo-compatible:1.0" fo:margin-left="0.6297083333333333cm" fo:text-indent="0cm" fo:margin-right="0cm" fo:widows="2" fo:orphans="2"/>
    </style:style>
    <style:style xmlns:style="urn:oasis:names:tc:opendocument:xmlns:style:1.0" style:name="Body2" style:display-name="Body 2" style:family="paragraph" style:parent-style-name="Normal">
      <style:paragraph-properties xmlns:fo="urn:oasis:names:tc:opendocument:xmlns:xsl-fo-compatible:1.0" fo:margin-left="1.27cm" fo:text-indent="0cm" fo:margin-right="0cm" fo:widows="2" fo:orphans="2"/>
    </style:style>
    <style:style xmlns:style="urn:oasis:names:tc:opendocument:xmlns:style:1.0" style:name="Body3" style:display-name="Body 3" style:family="paragraph" style:parent-style-name="Normal">
      <style:paragraph-properties xmlns:fo="urn:oasis:names:tc:opendocument:xmlns:xsl-fo-compatible:1.0" fo:margin-left="1.8997083333333333cm" fo:text-indent="0cm" fo:margin-right="0cm" fo:widows="2" fo:orphans="2"/>
    </style:style>
    <style:style xmlns:style="urn:oasis:names:tc:opendocument:xmlns:style:1.0" style:name="Body4" style:display-name="Body 4" style:family="paragraph" style:parent-style-name="Normal">
      <style:paragraph-properties xmlns:fo="urn:oasis:names:tc:opendocument:xmlns:xsl-fo-compatible:1.0" fo:margin-left="2.5311805555555558cm" fo:text-indent="0cm" fo:margin-right="0cm" fo:widows="2" fo:orphans="2"/>
    </style:style>
    <style:style xmlns:style="urn:oasis:names:tc:opendocument:xmlns:style:1.0" style:name="Body5" style:display-name="Body 5" style:family="paragraph" style:parent-style-name="Normal">
      <style:paragraph-properties xmlns:fo="urn:oasis:names:tc:opendocument:xmlns:xsl-fo-compatible:1.0" fo:margin-left="3.1802916666666667cm" fo:text-indent="0cm" fo:margin-right="0cm" fo:widows="2" fo:orphans="2"/>
    </style:style>
    <style:style xmlns:style="urn:oasis:names:tc:opendocument:xmlns:style:1.0" style:name="Body6" style:display-name="Body 6" style:family="paragraph" style:parent-style-name="Normal">
      <style:paragraph-properties xmlns:fo="urn:oasis:names:tc:opendocument:xmlns:xsl-fo-compatible:1.0" fo:margin-left="3.8099999999999996cm" fo:text-indent="0cm" fo:margin-right="0cm" fo:widows="2" fo:orphans="2"/>
    </style:style>
    <style:style xmlns:style="urn:oasis:names:tc:opendocument:xmlns:style:1.0" style:name="Body7" style:display-name="Body 7" style:family="paragraph" style:parent-style-name="Normal">
      <style:paragraph-properties xmlns:fo="urn:oasis:names:tc:opendocument:xmlns:xsl-fo-compatible:1.0" fo:margin-left="4.420305555555555cm" fo:text-indent="0cm" fo:margin-right="0cm" fo:widows="2" fo:orphans="2"/>
    </style:style>
    <style:style xmlns:style="urn:oasis:names:tc:opendocument:xmlns:style:1.0" style:name="Body8" style:display-name="Body 8" style:family="paragraph" style:parent-style-name="Normal">
      <style:paragraph-properties xmlns:fo="urn:oasis:names:tc:opendocument:xmlns:xsl-fo-compatible:1.0" fo:margin-left="5.0500138888888895cm" fo:text-indent="0cm" fo:margin-right="0cm" fo:widows="2" fo:orphans="2"/>
    </style:style>
    <style:style xmlns:style="urn:oasis:names:tc:opendocument:xmlns:style:1.0" style:name="Body9" style:display-name="Body 9" style:family="paragraph" style:parent-style-name="Normal">
      <style:paragraph-properties xmlns:fo="urn:oasis:names:tc:opendocument:xmlns:xsl-fo-compatible:1.0" fo:margin-left="5.681486111111111cm" fo:text-indent="0cm" fo:margin-right="0cm" fo:widows="2" fo:orphans="2"/>
    </style:style>
    <style:style xmlns:style="urn:oasis:names:tc:opendocument:xmlns:style:1.0" style:name="Bullet1" style:display-name="Bullet 1" style:family="paragraph" style:parent-style-name="Normal">
      <style:paragraph-properties xmlns:fo="urn:oasis:names:tc:opendocument:xmlns:xsl-fo-compatible:1.0" fo:margin-left="0cm" fo:text-indent="0cm" fo:margin-right="0cm" fo:widows="2" fo:orphans="2"/>
    </style:style>
    <style:style xmlns:style="urn:oasis:names:tc:opendocument:xmlns:style:1.0" style:name="Bullet2" style:display-name="Bullet 2" style:family="paragraph" style:parent-style-name="Normal">
      <style:paragraph-properties xmlns:fo="urn:oasis:names:tc:opendocument:xmlns:xsl-fo-compatible:1.0" fo:margin-left="0cm" fo:text-indent="0cm" fo:margin-right="0cm" fo:widows="2" fo:orphans="2"/>
    </style:style>
    <style:style xmlns:style="urn:oasis:names:tc:opendocument:xmlns:style:1.0" style:name="Bullet3" style:display-name="Bullet 3" style:family="paragraph" style:parent-style-name="Normal">
      <style:paragraph-properties xmlns:fo="urn:oasis:names:tc:opendocument:xmlns:xsl-fo-compatible:1.0" fo:margin-left="0cm" fo:text-indent="0cm" fo:margin-right="0cm" fo:widows="2" fo:orphans="2"/>
    </style:style>
    <style:style xmlns:style="urn:oasis:names:tc:opendocument:xmlns:style:1.0" style:name="Bullet4" style:display-name="Bullet 4" style:family="paragraph" style:parent-style-name="Normal">
      <style:paragraph-properties xmlns:fo="urn:oasis:names:tc:opendocument:xmlns:xsl-fo-compatible:1.0" fo:margin-left="0cm" fo:text-indent="0cm" fo:margin-right="0cm" fo:widows="2" fo:orphans="2"/>
    </style:style>
    <style:style xmlns:style="urn:oasis:names:tc:opendocument:xmlns:style:1.0" style:name="Bullet5" style:display-name="Bullet 5" style:family="paragraph" style:parent-style-name="Normal">
      <style:paragraph-properties xmlns:fo="urn:oasis:names:tc:opendocument:xmlns:xsl-fo-compatible:1.0" fo:margin-left="0cm" fo:text-indent="0cm" fo:margin-right="0cm" fo:widows="2" fo:orphans="2"/>
    </style:style>
    <style:style xmlns:style="urn:oasis:names:tc:opendocument:xmlns:style:1.0" style:name="Bullet6" style:display-name="Bullet 6" style:family="paragraph" style:parent-style-name="Normal">
      <style:paragraph-properties xmlns:fo="urn:oasis:names:tc:opendocument:xmlns:xsl-fo-compatible:1.0" fo:margin-left="0cm" fo:text-indent="0cm" fo:margin-right="0cm" fo:widows="2" fo:orphans="2"/>
    </style:style>
    <style:style xmlns:style="urn:oasis:names:tc:opendocument:xmlns:style:1.0" style:name="Bullet7" style:display-name="Bullet 7" style:family="paragraph" style:parent-style-name="Normal">
      <style:paragraph-properties xmlns:fo="urn:oasis:names:tc:opendocument:xmlns:xsl-fo-compatible:1.0" fo:margin-left="0cm" fo:text-indent="0cm" fo:margin-right="0cm" fo:widows="2" fo:orphans="2"/>
    </style:style>
    <style:style xmlns:style="urn:oasis:names:tc:opendocument:xmlns:style:1.0" style:name="Bullet8" style:display-name="Bullet 8" style:family="paragraph" style:parent-style-name="Normal">
      <style:paragraph-properties xmlns:fo="urn:oasis:names:tc:opendocument:xmlns:xsl-fo-compatible:1.0" fo:margin-left="0cm" fo:text-indent="0cm" fo:margin-right="0cm" fo:widows="2" fo:orphans="2"/>
    </style:style>
    <style:style xmlns:style="urn:oasis:names:tc:opendocument:xmlns:style:1.0" style:name="Bullet9" style:display-name="Bullet 9" style:family="paragraph" style:parent-style-name="Body9">
      <style:paragraph-properties xmlns:fo="urn:oasis:names:tc:opendocument:xmlns:xsl-fo-compatible:1.0" fo:margin-left="0cm" fo:text-indent="0cm" fo:margin-right="0cm" fo:widows="2" fo:orphans="2"/>
    </style:style>
    <style:style xmlns:style="urn:oasis:names:tc:opendocument:xmlns:style:1.0" style:name="HeadingEULA" style:display-name="Heading EULA" style:family="paragraph" style:parent-style-name="Normal" style:next-style-name="Normal">
      <style:paragraph-properties/>
      <style:text-properties xmlns:fo="urn:oasis:names:tc:opendocument:xmlns:xsl-fo-compatible:1.0" fo:font-weight="bold" style:font-weight-complex="bold" style:font-size-complex="14pt" fo:font-size="14pt"/>
    </style:style>
    <style:style xmlns:style="urn:oasis:names:tc:opendocument:xmlns:style:1.0" style:name="HeadingSoftwareTitle" style:display-name="Heading Software Title" style:family="paragraph" style:parent-style-name="Normal" style:next-style-name="Normal">
      <style:paragraph-properties xmlns:fo="urn:oasis:names:tc:opendocument:xmlns:xsl-fo-compatible:1.0" fo:border-top="none" fo:border-bottom=".018cm solid #000000" fo:padding-bottom=".035cm" fo:border-left="none" fo:border-right="none" fo:margin-left="0cm" fo:text-indent="0cm" fo:margin-right="0cm" fo:widows="2" fo:orphans="2"/>
      <style:text-properties xmlns:fo="urn:oasis:names:tc:opendocument:xmlns:xsl-fo-compatible:1.0" fo:font-weight="bold" style:font-weight-complex="bold" style:font-size-complex="14pt" fo:font-size="14pt"/>
    </style:style>
    <style:style xmlns:style="urn:oasis:names:tc:opendocument:xmlns:style:1.0" style:name="Preamble" style:display-name="Preamble" style:family="paragraph" style:parent-style-name="Normal">
      <style:paragraph-properties/>
      <style:text-properties xmlns:fo="urn:oasis:names:tc:opendocument:xmlns:xsl-fo-compatible:1.0" fo:font-weight="bold" style:font-weight-complex="bold"/>
    </style:style>
    <style:style xmlns:style="urn:oasis:names:tc:opendocument:xmlns:style:1.0" style:name="PreambleBorder" style:display-name="Preamble Border" style:family="paragraph" style:parent-style-name="Normal" style:next-style-name="Heading1">
      <style:paragraph-properties xmlns:fo="urn:oasis:names:tc:opendocument:xmlns:xsl-fo-compatible:1.0" fo:border-top="none" fo:border-bottom=".018cm solid #000000" fo:padding-bottom=".035cm" fo:border-left="none" fo:border-right="none" fo:margin-left="0cm" fo:text-indent="0cm" fo:margin-right="0cm" fo:widows="2" fo:orphans="2"/>
      <style:text-properties xmlns:fo="urn:oasis:names:tc:opendocument:xmlns:xsl-fo-compatible:1.0" fo:font-weight="bold" style:font-weight-complex="bold"/>
    </style:style>
    <style:style xmlns:style="urn:oasis:names:tc:opendocument:xmlns:style:1.0" style:name="HeadingWarranty" style:display-name="Heading Warranty" style:family="paragraph" style:parent-style-name="Normal">
      <style:paragraph-properties xmlns:fo="urn:oasis:names:tc:opendocument:xmlns:xsl-fo-compatible:1.0" fo:text-align="center" fo:margin-left="0cm" fo:text-indent="0cm" fo:margin-right="0cm" fo:widows="2" fo:orphans="2"/>
      <style:text-properties xmlns:fo="urn:oasis:names:tc:opendocument:xmlns:xsl-fo-compatible:1.0" fo:font-weight="bold" style:font-weight-complex="bold"/>
    </style:style>
    <style:style xmlns:style="urn:oasis:names:tc:opendocument:xmlns:style:1.0" style:name="Heading1Warranty" style:display-name="Heading 1 Warranty" style:family="paragraph" style:parent-style-name="Normal" style:next-style-name="Normal">
      <style:paragraph-properties xmlns:fo="urn:oasis:names:tc:opendocument:xmlns:xsl-fo-compatible:1.0" fo:margin-left="0cm" fo:text-indent="0cm" fo:margin-right="0cm" fo:widows="2" fo:orphans="2"/>
    </style:style>
    <style:style xmlns:style="urn:oasis:names:tc:opendocument:xmlns:style:1.0" style:name="Heading2Warranty" style:display-name="Heading 2 Warranty" style:family="paragraph" style:parent-style-name="Normal" style:next-style-name="Normal">
      <style:paragraph-properties xmlns:fo="urn:oasis:names:tc:opendocument:xmlns:xsl-fo-compatible:1.0" fo:margin-left="0cm" fo:text-indent="0cm" fo:margin-right="0cm" fo:widows="2" fo:orphans="2"/>
    </style:style>
    <style:style xmlns:style="urn:oasis:names:tc:opendocument:xmlns:style:1.0" style:name="Heading3Bold" style:display-name="Heading 3 Bold" style:family="paragraph" style:parent-style-name="Heading3">
      <style:paragraph-properties xmlns:fo="urn:oasis:names:tc:opendocument:xmlns:xsl-fo-compatible:1.0" fo:margin-left="0cm" fo:text-indent="0cm" fo:margin-right="0cm" fo:widows="2" fo:orphans="2">
        <style:tab-stops>
          <style:tab-stop style:type="left" style:position="1.9cm"/>
        </style:tab-stops>
      </style:paragraph-properties>
      <style:text-properties xmlns:fo="urn:oasis:names:tc:opendocument:xmlns:xsl-fo-compatible:1.0" fo:font-weight="bold" style:font-weight-complex="bold"/>
    </style:style>
    <style:style xmlns:style="urn:oasis:names:tc:opendocument:xmlns:style:1.0" style:name="Bullet4Underline" style:display-name="Bullet 4 Underline" style:family="paragraph" style:parent-style-name="Bullet4">
      <style:paragraph-properties/>
      <style:text-properties style:text-underline-style="solid" style:text-underline-type="single" style:text-underline-width="normal"/>
    </style:style>
    <style:style xmlns:style="urn:oasis:names:tc:opendocument:xmlns:style:1.0" style:name="Bullet3Underline" style:display-name="Bullet 3 Underline" style:family="paragraph" style:parent-style-name="Bullet3">
      <style:paragraph-properties xmlns:fo="urn:oasis:names:tc:opendocument:xmlns:xsl-fo-compatible:1.0" fo:margin-left="0cm" fo:text-indent="0cm" fo:margin-right="0cm" fo:widows="2" fo:orphans="2"/>
      <style:text-properties style:text-underline-style="solid" style:text-underline-type="single" style:text-underline-width="normal"/>
    </style:style>
    <style:style xmlns:style="urn:oasis:names:tc:opendocument:xmlns:style:1.0" style:name="Body2Underline" style:display-name="Body 2 Underline" style:family="paragraph" style:parent-style-name="Body2">
      <style:paragraph-properties/>
      <style:text-properties style:text-underline-style="solid" style:text-underline-type="single" style:text-underline-width="normal"/>
    </style:style>
    <style:style xmlns:style="urn:oasis:names:tc:opendocument:xmlns:style:1.0" style:name="Body3Underline" style:display-name="Body 3 Underline" style:family="paragraph" style:parent-style-name="Body3">
      <style:paragraph-properties/>
      <style:text-properties style:text-underline-style="solid" style:text-underline-type="single" style:text-underline-width="normal"/>
    </style:style>
    <style:style xmlns:style="urn:oasis:names:tc:opendocument:xmlns:style:1.0" style:name="BodyTextIndent" style:display-name="Body Text Indent" style:family="paragraph" style:parent-style-name="Normal">
      <style:paragraph-properties xmlns:fo="urn:oasis:names:tc:opendocument:xmlns:xsl-fo-compatible:1.0" fo:line-height="200%" fo:margin-left="0cm" fo:text-indent="0cm" fo:margin-right="0cm" fo:widows="2" fo:orphans="2"/>
    </style:style>
    <style:style xmlns:style="urn:oasis:names:tc:opendocument:xmlns:style:1.0" style:name="BodyTextIndentChar" style:display-name="Body Text Indent Char" style:family="text" style:parent-style-name="DefaultParagraphFont">
      <style:text-properties xmlns:fo="urn:oasis:names:tc:opendocument:xmlns:xsl-fo-compatible:1.0" style:font-name="Tahoma" style:font-name-complex="Tahoma" style:font-size-complex="9.5pt" fo:font-size="9.5pt"/>
    </style:style>
    <style:style xmlns:style="urn:oasis:names:tc:opendocument:xmlns:style:1.0" style:name="Bullet4Italics" style:display-name="Bullet 4 Italics" style:family="paragraph" style:parent-style-name="Bullet4">
      <style:paragraph-properties/>
      <style:text-properties xmlns:fo="urn:oasis:names:tc:opendocument:xmlns:xsl-fo-compatible:1.0" fo:font-style="italic" style:font-style-complex="italic"/>
    </style:style>
    <style:style xmlns:style="urn:oasis:names:tc:opendocument:xmlns:style:1.0" style:name="Body2Char" style:display-name="Body 2 Char" style:family="text" style:parent-style-name="DefaultParagraphFont">
      <style:text-properties xmlns:fo="urn:oasis:names:tc:opendocument:xmlns:xsl-fo-compatible:1.0" style:font-name="Tahoma" style:font-name-complex="Tahoma" fo:language="en" fo:country="US" style:language-asian="en" style:country-asian="US"/>
    </style:style>
    <style:style xmlns:style="urn:oasis:names:tc:opendocument:xmlns:style:1.0" style:name="Body3Char" style:display-name="Body 3 Char" style:family="text" style:parent-style-name="DefaultParagraphFont">
      <style:text-properties xmlns:fo="urn:oasis:names:tc:opendocument:xmlns:xsl-fo-compatible:1.0" style:font-name="Tahoma" style:font-name-complex="Tahoma" fo:language="en" fo:country="US" style:language-asian="en" style:country-asian="US"/>
    </style:style>
    <style:style xmlns:style="urn:oasis:names:tc:opendocument:xmlns:style:1.0" style:name="Body4Char" style:display-name="Body 4 Char" style:family="text" style:parent-style-name="DefaultParagraphFont">
      <style:text-properties xmlns:fo="urn:oasis:names:tc:opendocument:xmlns:xsl-fo-compatible:1.0" style:font-name="Tahoma" style:font-name-complex="Tahoma" fo:language="en" fo:country="US" style:language-asian="en" style:country-asian="US"/>
    </style:style>
    <style:style xmlns:style="urn:oasis:names:tc:opendocument:xmlns:style:1.0" style:name="Body1Char" style:display-name="Body 1 Char" style:family="text" style:parent-style-name="DefaultParagraphFont">
      <style:text-properties xmlns:fo="urn:oasis:names:tc:opendocument:xmlns:xsl-fo-compatible:1.0" style:font-name="Tahoma" style:font-name-complex="Tahoma" fo:language="en" fo:country="US" style:language-asian="en" style:country-asian="US"/>
    </style:style>
    <style:style xmlns:style="urn:oasis:names:tc:opendocument:xmlns:style:1.0" style:name="PreambleBorderAbove" style:display-name="Preamble Border Above" style:family="paragraph" style:parent-style-name="Preamble">
      <style:paragraph-properties xmlns:fo="urn:oasis:names:tc:opendocument:xmlns:xsl-fo-compatible:1.0" fo:border-top=".018cm solid #000000" fo:padding-top=".035cm" fo:border-bottom="none" fo:border-left="none" fo:border-right="none" fo:margin-left="0cm" fo:text-indent="0cm" fo:margin-right="0cm" fo:widows="2" fo:orphans="2"/>
    </style:style>
    <style:style xmlns:style="urn:oasis:names:tc:opendocument:xmlns:style:1.0" style:name="FootnoteText" style:display-name="footnote text" style:family="paragraph" style:parent-style-name="Normal">
      <style:paragraph-properties/>
    </style:style>
    <style:style xmlns:style="urn:oasis:names:tc:opendocument:xmlns:style:1.0" style:name="FootnoteTextChar" style:display-name="Footnote Text Char" style:family="text" style:parent-style-name="DefaultParagraphFont">
      <style:text-properties xmlns:fo="urn:oasis:names:tc:opendocument:xmlns:xsl-fo-compatible:1.0" style:font-name="Tahoma" style:font-name-complex="Tahoma" style:font-size-complex="10pt" fo:font-size="10pt"/>
    </style:style>
    <style:style xmlns:style="urn:oasis:names:tc:opendocument:xmlns:style:1.0" style:name="FootnoteReference" style:display-name="footnote reference" style:family="text" style:parent-style-name="DefaultParagraphFont">
      <style:text-properties style:font-name="Tahoma" style:font-name-complex="Times New Roman" style:text-position="super 58%"/>
    </style:style>
    <style:style xmlns:style="urn:oasis:names:tc:opendocument:xmlns:style:1.0" style:name="EndnoteText" style:display-name="endnote text" style:family="paragraph" style:parent-style-name="Normal">
      <style:paragraph-properties/>
    </style:style>
    <style:style xmlns:style="urn:oasis:names:tc:opendocument:xmlns:style:1.0" style:name="EndnoteTextChar" style:display-name="Endnote Text Char" style:family="text" style:parent-style-name="DefaultParagraphFont">
      <style:text-properties xmlns:fo="urn:oasis:names:tc:opendocument:xmlns:xsl-fo-compatible:1.0" style:font-name="Tahoma" style:font-name-complex="Tahoma" style:font-size-complex="10pt" fo:font-size="10pt"/>
    </style:style>
    <style:style xmlns:style="urn:oasis:names:tc:opendocument:xmlns:style:1.0" style:name="EndnoteReference" style:display-name="endnote reference" style:family="text" style:parent-style-name="DefaultParagraphFont">
      <style:text-properties style:font-name="Tahoma" style:font-name-complex="Times New Roman" style:text-position="super 58%"/>
    </style:style>
    <style:style xmlns:style="urn:oasis:names:tc:opendocument:xmlns:style:1.0" style:name="CommentText" style:display-name="annotation text" style:family="paragraph" style:parent-style-name="Normal">
      <style:paragraph-properties/>
    </style:style>
    <style:style xmlns:style="urn:oasis:names:tc:opendocument:xmlns:style:1.0" style:name="CommentTextChar" style:display-name="Comment Text Char" style:family="text" style:parent-style-name="DefaultParagraphFont">
      <style:text-properties xmlns:fo="urn:oasis:names:tc:opendocument:xmlns:xsl-fo-compatible:1.0" style:font-name="Tahoma" style:font-name-complex="Tahoma" style:font-size-complex="10pt" fo:font-size="10pt"/>
    </style:style>
    <style:style xmlns:style="urn:oasis:names:tc:opendocument:xmlns:style:1.0" style:name="CommentReference" style:display-name="annotation reference" style:family="text" style:parent-style-name="DefaultParagraphFont">
      <style:text-properties xmlns:fo="urn:oasis:names:tc:opendocument:xmlns:xsl-fo-compatible:1.0" style:font-name="Tahoma" style:font-name-complex="Times New Roman" style:font-size-complex="8pt" fo:font-size="8pt"/>
    </style:style>
    <style:style xmlns:style="urn:oasis:names:tc:opendocument:xmlns:style:1.0" style:name="Char" style:display-name="Char" style:family="paragraph" style:parent-style-name="Normal">
      <style:paragraph-properties xmlns:fo="urn:oasis:names:tc:opendocument:xmlns:xsl-fo-compatible:1.0" fo:margin-top="0cm" fo:margin-bottom="0.2822222222222222cm" fo:line-height="0.42333333333333334cm" fo:margin-left="0cm" fo:text-indent="0cm" fo:margin-right="0cm" fo:widows="2" fo:orphans="2"/>
    </style:style>
    <style:style xmlns:style="urn:oasis:names:tc:opendocument:xmlns:style:1.0" style:name="CharCharCharChar" style:display-name="Char Char Char Char" style:family="paragraph" style:parent-style-name="Normal">
      <style:paragraph-properties xmlns:fo="urn:oasis:names:tc:opendocument:xmlns:xsl-fo-compatible:1.0" fo:margin-top="0cm" fo:margin-bottom="0.2822222222222222cm" fo:line-height="0.42333333333333334cm" fo:margin-left="0cm" fo:text-indent="0cm" fo:margin-right="0cm" fo:widows="2" fo:orphans="2"/>
    </style:style>
    <style:style xmlns:style="urn:oasis:names:tc:opendocument:xmlns:style:1.0" style:name="Hyperlink" style:display-name="Hyperlink" style:family="text" style:parent-style-name="DefaultParagraphFont">
      <style:text-properties xmlns:fo="urn:oasis:names:tc:opendocument:xmlns:xsl-fo-compatible:1.0" style:font-name="Tahoma" style:font-name-complex="Times New Roman" fo:color="#0000FF" style:text-underline-style="solid" style:text-underline-type="single" style:text-underline-width="normal"/>
    </style:style>
    <style:style xmlns:style="urn:oasis:names:tc:opendocument:xmlns:style:1.0" style:name="BalloonText" style:display-name="Balloon Text" style:family="paragraph" style:parent-style-name="Normal">
      <style:paragraph-properties/>
      <style:text-properties xmlns:fo="urn:oasis:names:tc:opendocument:xmlns:xsl-fo-compatible:1.0" style:font-size-complex="8pt" fo:font-size="8pt"/>
    </style:style>
    <style:style xmlns:style="urn:oasis:names:tc:opendocument:xmlns:style:1.0" style:name="BalloonTextChar" style:display-name="Balloon Text Char" style:family="text" style:parent-style-name="DefaultParagraphFont">
      <style:text-properties xmlns:fo="urn:oasis:names:tc:opendocument:xmlns:xsl-fo-compatible:1.0" style:font-name="Tahoma" style:font-name-complex="Tahoma" style:font-size-complex="8pt" fo:font-size="8pt"/>
    </style:style>
    <style:style xmlns:style="urn:oasis:names:tc:opendocument:xmlns:style:1.0" style:name="Heading2Char1" style:display-name="Heading 2 Char1" style:family="text" style:parent-style-name="DefaultParagraphFont">
      <style:text-properties xmlns:fo="urn:oasis:names:tc:opendocument:xmlns:xsl-fo-compatible:1.0" style:font-name="Trebuchet MS" style:font-name-complex="Trebuchet MS" fo:font-weight="bold" style:font-weight-complex="bold" fo:language="en" fo:country="US" style:language-asian="en" style:country-asian="US"/>
    </style:style>
    <style:style xmlns:style="urn:oasis:names:tc:opendocument:xmlns:style:1.0" style:name="PageNumber" style:display-name="page number" style:family="text" style:parent-style-name="DefaultParagraphFont">
      <style:text-properties style:font-name="Tahoma" style:font-name-complex="Times New Roman"/>
    </style:style>
    <style:style xmlns:style="urn:oasis:names:tc:opendocument:xmlns:style:1.0" style:name="CharCharCharChar1" style:display-name="Char Char Char Char1" style:family="paragraph" style:parent-style-name="Normal">
      <style:paragraph-properties xmlns:fo="urn:oasis:names:tc:opendocument:xmlns:xsl-fo-compatible:1.0" fo:margin-top="0cm" fo:margin-bottom="0.2822222222222222cm" fo:line-height="0.42333333333333334cm" fo:margin-left="0cm" fo:text-indent="0cm" fo:margin-right="0cm" fo:widows="2" fo:orphans="2"/>
    </style:style>
    <style:style xmlns:style="urn:oasis:names:tc:opendocument:xmlns:style:1.0" style:name="Body0Bold" style:display-name="Body 0 Bold" style:family="paragraph" style:next-style-name="Normal">
      <style:paragraph-properties xmlns:fo="urn:oasis:names:tc:opendocument:xmlns:xsl-fo-compatible:1.0" fo:margin-top="0.21166666666666667cm" fo:margin-bottom="0cm" fo:line-height="100%" fo:margin-left="0cm" fo:text-indent="0cm" fo:margin-right="0cm" fo:widows="2" fo:orphans="2"/>
      <style:text-properties xmlns:fo="urn:oasis:names:tc:opendocument:xmlns:xsl-fo-compatible:1.0" style:font-name="Tahoma" style:font-name-complex="Tahoma" fo:font-weight="bold" style:font-weight-complex="bold" style:font-size-complex="9.5pt" fo:font-size="9.5pt"/>
    </style:style>
    <style:style xmlns:style="urn:oasis:names:tc:opendocument:xmlns:style:1.0" style:name="Body0" style:display-name="Body 0" style:family="paragraph" style:next-style-name="Normal">
      <style:paragraph-properties xmlns:fo="urn:oasis:names:tc:opendocument:xmlns:xsl-fo-compatible:1.0" fo:margin-top="0.21166666666666667cm" fo:margin-bottom="0cm" fo:line-height="100%" fo:margin-left="0cm" fo:text-indent="0cm" fo:margin-right="0cm" fo:widows="2" fo:orphans="2"/>
      <style:text-properties xmlns:fo="urn:oasis:names:tc:opendocument:xmlns:xsl-fo-compatible:1.0" style:font-name="Tahoma" style:font-name-complex="Tahoma" style:font-size-complex="9.5pt" fo:font-size="9.5pt"/>
    </style:style>
    <style:style xmlns:style="urn:oasis:names:tc:opendocument:xmlns:style:1.0" style:name="Header" style:display-name="header" style:family="paragraph" style:parent-style-name="Normal">
      <style:paragraph-properties xmlns:fo="urn:oasis:names:tc:opendocument:xmlns:xsl-fo-compatible:1.0" fo:margin-left="0cm" fo:text-indent="0cm" fo:margin-right="0cm" fo:widows="2" fo:orphans="2">
        <style:tab-stops>
          <style:tab-stop style:type="center" style:position="7.62cm"/>
          <style:tab-stop style:type="right" style:position="15.24cm"/>
        </style:tab-stops>
      </style:paragraph-properties>
    </style:style>
    <style:style xmlns:style="urn:oasis:names:tc:opendocument:xmlns:style:1.0" style:name="HeaderChar" style:display-name="Header Char" style:family="text" style:parent-style-name="DefaultParagraphFont">
      <style:text-properties xmlns:fo="urn:oasis:names:tc:opendocument:xmlns:xsl-fo-compatible:1.0" style:font-name="Tahoma" style:font-name-complex="Tahoma" style:font-size-complex="9.5pt" fo:font-size="9.5pt"/>
    </style:style>
    <style:style xmlns:style="urn:oasis:names:tc:opendocument:xmlns:style:1.0" style:name="Footer" style:display-name="footer" style:family="paragraph" style:parent-style-name="Normal">
      <style:paragraph-properties xmlns:fo="urn:oasis:names:tc:opendocument:xmlns:xsl-fo-compatible:1.0" fo:margin-left="0cm" fo:text-indent="0cm" fo:margin-right="0cm" fo:widows="2" fo:orphans="2">
        <style:tab-stops>
          <style:tab-stop style:type="center" style:position="7.62cm"/>
          <style:tab-stop style:type="right" style:position="15.24cm"/>
        </style:tab-stops>
      </style:paragraph-properties>
    </style:style>
    <style:style xmlns:style="urn:oasis:names:tc:opendocument:xmlns:style:1.0" style:name="FooterChar" style:display-name="Footer Char" style:family="text" style:parent-style-name="DefaultParagraphFont">
      <style:text-properties xmlns:fo="urn:oasis:names:tc:opendocument:xmlns:xsl-fo-compatible:1.0" style:font-name="Tahoma" style:font-name-complex="Tahoma" style:font-size-complex="9.5pt" fo:font-size="9.5pt"/>
    </style:style>
    <style:style xmlns:style="urn:oasis:names:tc:opendocument:xmlns:style:1.0" style:name="X3AS7TOCHyperlink" style:display-name="X3AS7TOCHyperlink" style:family="text" style:parent-style-name="DefaultParagraphFont">
      <style:text-properties xmlns:fo="urn:oasis:names:tc:opendocument:xmlns:xsl-fo-compatible:1.0" fo:color="#000000" style:text-underline-style="none"/>
    </style:style>
    <style:style xmlns:style="urn:oasis:names:tc:opendocument:xmlns:style:1.0" style:name="X3AS7TABSTYLE" style:family="paragraph" style:parent-style-name="Footer">
      <style:paragraph-properties>
        <style:tab-stops>
          <style:tab-stop style:type="right" style:position="25cm"/>
        </style:tab-stops>
      </style:paragraph-properties>
    </style:style>
    <style:style xmlns:style="urn:oasis:names:tc:opendocument:xmlns:style:1.0" style:family="text" style:name="BulletSymbol">
      <style:text-properties style:font-name="Symbol"/>
    </style:style>
    <style:style xmlns:style="urn:oasis:names:tc:opendocument:xmlns:style:1.0" style:family="text" style:name="id0x2c10440">
      <style:text-properties style:font-name="Wingdings"/>
    </style:style>
    <style:style xmlns:style="urn:oasis:names:tc:opendocument:xmlns:style:1.0" style:family="text" style:name="id0x2d939a0">
      <style:text-properties xmlns:fo="urn:oasis:names:tc:opendocument:xmlns:xsl-fo-compatible:1.0" style:font-name-complex="Times New Roman" fo:font-weight="bold" style:font-weight-complex="bold" fo:font-style="normal" style:font-style-complex="normal"/>
    </style:style>
    <style:style xmlns:style="urn:oasis:names:tc:opendocument:xmlns:style:1.0" style:family="text" style:name="id0x2dd0db0">
      <style:text-properties xmlns:fo="urn:oasis:names:tc:opendocument:xmlns:xsl-fo-compatible:1.0" style:font-name="Trebuchet MS" style:font-name-complex="Trebuchet MS" fo:font-weight="normal" style:font-weight-complex="normal" fo:font-style="normal" style:font-style-complex="normal" style:font-size-complex="10pt" fo:font-size="10pt" style:text-underline-type="none"/>
    </style:style>
    <style:style xmlns:style="urn:oasis:names:tc:opendocument:xmlns:style:1.0" style:family="text" style:name="id0x2e451c0">
      <style:text-properties style:font-name="Wingdings"/>
    </style:style>
    <style:style xmlns:style="urn:oasis:names:tc:opendocument:xmlns:style:1.0" style:family="text" style:name="id0x2ed4300">
      <style:text-properties xmlns:fo="urn:oasis:names:tc:opendocument:xmlns:xsl-fo-compatible:1.0" style:font-name="Trebuchet MS" style:font-name-complex="Trebuchet MS" fo:font-weight="normal" style:font-weight-complex="normal" fo:font-style="normal" style:font-style-complex="normal" style:font-size-complex="10pt" fo:font-size="10pt" style:text-underline-type="none"/>
    </style:style>
    <style:style xmlns:style="urn:oasis:names:tc:opendocument:xmlns:style:1.0" style:family="text" style:name="id0x3076670">
      <style:text-properties style:font-name-complex="Times New Roman"/>
    </style:style>
    <style:style xmlns:style="urn:oasis:names:tc:opendocument:xmlns:style:1.0" style:family="text" style:name="id0x307c760">
      <style:text-properties xmlns:fo="urn:oasis:names:tc:opendocument:xmlns:xsl-fo-compatible:1.0" style:font-name="Trebuchet MS" style:font-name-complex="Trebuchet MS" fo:font-weight="normal" style:font-weight-complex="normal" fo:font-style="normal" style:font-style-complex="normal" style:font-size-complex="10pt" fo:font-size="10pt" style:text-underline-type="none"/>
    </style:style>
    <style:style xmlns:style="urn:oasis:names:tc:opendocument:xmlns:style:1.0" style:family="text" style:name="id0x3144e00">
      <style:text-properties xmlns:fo="urn:oasis:names:tc:opendocument:xmlns:xsl-fo-compatible:1.0" style:font-name="Trebuchet MS" style:font-name-complex="Trebuchet MS" fo:font-weight="normal" style:font-weight-complex="normal" fo:font-style="normal" style:font-style-complex="normal" style:font-size-complex="10pt" fo:font-size="10pt" style:text-underline-type="none"/>
    </style:style>
    <style:style xmlns:style="urn:oasis:names:tc:opendocument:xmlns:style:1.0" style:family="text" style:name="id0x3159170">
      <style:text-properties style:font-name="Wingdings"/>
    </style:style>
    <style:style xmlns:style="urn:oasis:names:tc:opendocument:xmlns:style:1.0" style:family="text" style:name="id0x32642b0">
      <style:text-properties xmlns:fo="urn:oasis:names:tc:opendocument:xmlns:xsl-fo-compatible:1.0" style:font-name="Trebuchet MS" style:font-name-complex="Trebuchet MS" fo:font-weight="normal" style:font-weight-complex="normal" fo:font-style="normal" style:font-style-complex="normal" style:font-size-complex="10pt" fo:font-size="10pt" style:text-underline-type="none"/>
    </style:style>
    <style:style xmlns:style="urn:oasis:names:tc:opendocument:xmlns:style:1.0" style:family="text" style:name="id0x368f620">
      <style:text-properties xmlns:fo="urn:oasis:names:tc:opendocument:xmlns:xsl-fo-compatible:1.0" style:font-name="Trebuchet MS" style:font-name-complex="Trebuchet MS" fo:font-weight="normal" style:font-weight-complex="normal" fo:font-style="normal" style:font-style-complex="normal" style:font-size-complex="10pt" fo:font-size="10pt" style:text-underline-type="none"/>
    </style:style>
    <style:style xmlns:style="urn:oasis:names:tc:opendocument:xmlns:style:1.0" style:family="text" style:name="id0x37679f0">
      <style:text-properties style:font-name="Wingdings"/>
    </style:style>
    <style:style xmlns:style="urn:oasis:names:tc:opendocument:xmlns:style:1.0" style:family="text" style:name="id0x3a36b30">
      <style:text-properties style:font-name="Wingdings"/>
    </style:style>
    <style:style xmlns:style="urn:oasis:names:tc:opendocument:xmlns:style:1.0" style:family="text" style:name="id0x3a53c70">
      <style:text-properties style:font-name="Wingdings"/>
    </style:style>
    <style:style xmlns:style="urn:oasis:names:tc:opendocument:xmlns:style:1.0" style:family="text" style:name="id0x3d6fdb0">
      <style:text-properties style:font-name="Wingdings"/>
    </style:style>
    <style:style xmlns:style="urn:oasis:names:tc:opendocument:xmlns:style:1.0" style:family="text" style:name="id0x3d7fef0">
      <style:text-properties style:font-name="Wingdings"/>
    </style:style>
    <style:style xmlns:style="urn:oasis:names:tc:opendocument:xmlns:style:1.0" style:family="text" style:name="id0x3d95030">
      <style:text-properties style:font-name="Wingdings"/>
    </style:style>
  </office:styles>
  <office:automatic-styles>
    <style:style xmlns:style="urn:oasis:names:tc:opendocument:xmlns:style:1.0" style:name="id0xdf5cea0" style:family="paragraph" style:parent-style-name="Header">
      <style:paragraph-properties xmlns:fo="urn:oasis:names:tc:opendocument:xmlns:xsl-fo-compatible:1.0" style:tab-stop-distance="1.27cm" fo:margin-left="0cm" fo:text-indent="0cm" fo:margin-right="0cm" fo:widows="2" fo:orphans="2">
        <style:tab-stops>
          <style:tab-stop style:type="center" style:position="7.62cm"/>
          <style:tab-stop style:type="right" style:position="15.24cm"/>
        </style:tab-stops>
      </style:paragraph-properties>
    </style:style>
    <style:style xmlns:style="urn:oasis:names:tc:opendocument:xmlns:style:1.0" style:name="id0xdf5d0d0" style:family="paragraph" style:parent-style-name="Normal">
      <style:paragraph-properties xmlns:fo="urn:oasis:names:tc:opendocument:xmlns:xsl-fo-compatible:1.0" fo:line-height="100%" fo:margin-top="0.21166666666666667cm" fo:margin-bottom="0.21166666666666667cm" fo:margin-left="" fo:margin-right="" fo:text-indent="0cm" fo:widows="2" fo:orphans="2"/>
    </style:style>
    <style:style xmlns:style="urn:oasis:names:tc:opendocument:xmlns:style:1.0" style:name="id0xac2d5d0" style:family="paragraph" style:parent-style-name="Header">
      <style:paragraph-properties xmlns:fo="urn:oasis:names:tc:opendocument:xmlns:xsl-fo-compatible:1.0" style:tab-stop-distance="1.27cm" fo:margin-left="0cm" fo:text-indent="0cm" fo:margin-right="0cm" fo:widows="2" fo:orphans="2">
        <style:tab-stops>
          <style:tab-stop style:type="center" style:position="7.62cm"/>
          <style:tab-stop style:type="right" style:position="15.24cm"/>
        </style:tab-stops>
      </style:paragraph-properties>
    </style:style>
    <style:style xmlns:style="urn:oasis:names:tc:opendocument:xmlns:style:1.0" style:name="id0xac409a0" style:family="paragraph" style:parent-style-name="Normal">
      <style:paragraph-properties xmlns:fo="urn:oasis:names:tc:opendocument:xmlns:xsl-fo-compatible:1.0" fo:line-height="100%" fo:margin-top="0.21166666666666667cm" fo:margin-bottom="0.21166666666666667cm" fo:margin-left="" fo:margin-right="" fo:text-indent="0cm" fo:widows="2" fo:orphans="2"/>
    </style:style>
    <style:style xmlns:style="urn:oasis:names:tc:opendocument:xmlns:style:1.0" style:name="id0x536e030" style:family="paragraph" style:parent-style-name="Header">
      <style:paragraph-properties xmlns:fo="urn:oasis:names:tc:opendocument:xmlns:xsl-fo-compatible:1.0" style:tab-stop-distance="1.27cm" fo:margin-left="0cm" fo:text-indent="0cm" fo:margin-right="0cm" fo:widows="2" fo:orphans="2">
        <style:tab-stops>
          <style:tab-stop style:type="center" style:position="7.62cm"/>
          <style:tab-stop style:type="right" style:position="15.24cm"/>
        </style:tab-stops>
      </style:paragraph-properties>
    </style:style>
    <style:style xmlns:style="urn:oasis:names:tc:opendocument:xmlns:style:1.0" style:name="id0x536e260" style:family="paragraph" style:parent-style-name="Normal">
      <style:paragraph-properties xmlns:fo="urn:oasis:names:tc:opendocument:xmlns:xsl-fo-compatible:1.0" fo:line-height="100%" fo:margin-top="0.21166666666666667cm" fo:margin-bottom="0.21166666666666667cm" fo:margin-left="" fo:margin-right="" fo:text-indent="0cm" fo:widows="2" fo:orphans="2"/>
    </style:style>
    <style:page-layout xmlns:style="urn:oasis:names:tc:opendocument:xmlns:style:1.0" style:name="PAGEid0xa9021c0">
      <style:page-layout-properties xmlns:fo="urn:oasis:names:tc:opendocument:xmlns:xsl-fo-compatible:1.0" fo:page-width="21.59cm" fo:page-height="27.939999999999998cm" fo:margin-top="1.27cm" fo:margin-left="1.27cm" fo:margin-bottom="1.27cm" fo:margin-right="1.27cm">
        <style:footnote-sep style:distance-before-sep="0.21166666666666667cm" style:distance-after-sep="0.21166666666666667cm" style:width="0.005cm" style:rel-width="26.77165354330708"/>
        <style:columns fo:column-count="1"/>
      </style:page-layout-properties>
      <style:header-style>
        <style:header-footer-properties xmlns:fo="urn:oasis:names:tc:opendocument:xmlns:xsl-fo-compatible:1.0" fo:margin-bottom="-0.1cm" style:dynamic-spacing="true" fo:margin-left="0cm" fo:margin-right="0cm" fo:min-height="0cm"/>
      </style:header-style>
    </style:page-layout>
    <style:style xmlns:style="urn:oasis:names:tc:opendocument:xmlns:style:1.0" style:name="HiddenParagraph" style:family="paragraph" style:parent-style-name="Standard">
      <style:text-properties xmlns:fo="urn:oasis:names:tc:opendocument:xmlns:xsl-fo-compatible:1.0" fo:font-size="2pt" style:font-size-asian="2pt" style:font-size-complex="2pt"/>
    </style:style>
  </office:automatic-styles>
  <office:master-styles>
    <style:master-page xmlns:style="urn:oasis:names:tc:opendocument:xmlns:style:1.0" style:name="Standard" style:page-layout-name="PAGEid0xa9021c0">
      <style:header>
        <text:p xmlns:text="urn:oasis:names:tc:opendocument:xmlns:text:1.0" text:style-name="id0xac2d5d0"/>
        <text:p xmlns:text="urn:oasis:names:tc:opendocument:xmlns:text:1.0" text:style-name="id0xac409a0"/>
      </style:header>
    </style:master-page>
  </office:master-styles>
</office:document-styles>
</file>

<file path=meta.xml><?xml version="1.0" encoding="utf-8"?>
<office:document-meta xmlns:office="urn:oasis:names:tc:opendocument:xmlns:office:1.0" office:version="1.1">
  <office:meta>
    <meta:generator xmlns:meta="urn:oasis:names:tc:opendocument:xmlns:meta:1.0"/>
    <dc:title xmlns:dc="http://purl.org/dc/elements/1.1/">English</dc:title>
    <meta:initial-creator xmlns:meta="urn:oasis:names:tc:opendocument:xmlns:meta:1.0"/>
    <meta:creation-date xmlns:meta="urn:oasis:names:tc:opendocument:xmlns:meta:1.0">2009-07-23T15:33:00Z</meta:creation-date>
    <dc:creator xmlns:dc="http://purl.org/dc/elements/1.1/"/>
    <dc:date xmlns:dc="http://purl.org/dc/elements/1.1/">2009-07-23T15:33:00Z</dc:date>
    <meta:editing-cycles xmlns:meta="urn:oasis:names:tc:opendocument:xmlns:meta:1.0">1</meta:editing-cycles>
    <meta:user-defined xmlns:meta="urn:oasis:names:tc:opendocument:xmlns:meta:1.0" meta:name="db_template_reference" meta:value-type="string">USETERMS_OTHER_ENGLISH</meta:user-defined>
    <meta:user-defined xmlns:meta="urn:oasis:names:tc:opendocument:xmlns:meta:1.0" meta:name="db_template_version" meta:value-type="string">20090625</meta:user-defined>
    <meta:user-defined xmlns:meta="urn:oasis:names:tc:opendocument:xmlns:meta:1.0" meta:name="db_span_brackets" meta:value-type="string">[]</meta:user-defined>
    <meta:user-defined xmlns:meta="urn:oasis:names:tc:opendocument:xmlns:meta:1.0" meta:name="db_field_brackets" meta:value-type="string">{}</meta:user-defined>
    <meta:user-defined xmlns:meta="urn:oasis:names:tc:opendocument:xmlns:meta:1.0" meta:name="db_document_id" meta:value-type="string">810</meta:user-defined>
    <meta:document-statistic xmlns:meta="urn:oasis:names:tc:opendocument:xmlns:meta:1.0"/>
    <meta:editing-duration xmlns:meta="urn:oasis:names:tc:opendocument:xmlns:meta:1.0">PT0H0M0S</meta:editing-duration>
  </office:meta>
</office:document-meta>
</file>